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"/>
  <manifest:file-entry manifest:full-path="ObjectReplacements/Object 5" manifest:media-type="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"/>
  <manifest:file-entry manifest:full-path="ObjectReplacements/Object 13" manifest:media-type="application/x-openoffice-gdimetafile;windows_formatname=&quot;GDIMetaFile&quot;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4.24pt"/>
    </style:style>
    <style:style style:name="co4" style:family="table-column">
      <style:table-column-properties fo:break-before="auto" style:column-width="146.6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style="normal" style:font-size-asian="12pt" style:font-style-asian="normal" style:font-size-complex="12pt" style:font-style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2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>
      <style:table-cell-properties fo:border-bottom="none" fo:background-color="#fff200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0.06pt solid #000000" fo:background-color="#fff200" fo:border-left="0.06pt solid #000000" fo:border-right="0.06pt solid #000000" fo:border-top="none"/>
    </style:style>
    <style:style style:name="ce9" style:family="table-cell" style:parent-style-name="Default">
      <style:table-cell-properties fo:background-color="#faa61a"/>
    </style:style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 style:data-style-name="N132"/>
    <style:style style:name="ce13" style:family="table-cell" style:parent-style-name="Default" style:data-style-name="N4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51pt solid #000000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rotation-align="none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51pt solid #000000" fo:border-top="0.51pt solid #000000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/>
    <style:style style:name="ce22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eart Attack" table:style-name="ta1">
        <table:shapes>
          <draw:frame draw:z-index="0" draw:style-name="gr1" draw:text-style-name="P1" svg:width="36.2pt" svg:height="30.27pt" svg:x="49.92pt" svg:y="60.94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2.83pt" svg:height="28.6pt" svg:x="13.24pt" svg:y="101.59pt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43.89pt" svg:height="29.59pt" svg:x="0pt" svg:y="185.92pt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Mean Response</text:p>
          </table:table-cell>
          <table:covered-table-cell/>
          <table:table-cell/>
          <table:table-cell table:style-name="ce3" office:value-type="string" calcext:value-type="string">
            <text:p>Std Deviation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USL</text:p>
          </table:table-cell>
          <table:table-cell office:value-type="string" calcext:value-type="string">
            <text:p>LSL</text:p>
          </table:table-cell>
        </table:table-row>
        <table:table-row table:style-name="ro2">
          <table:table-cell table:style-name="ce2" office:value-type="string" calcext:value-type="string">
            <text:p>Original</text:p>
          </table:table-cell>
          <table:table-cell table:style-name="ce2" office:value-type="string" calcext:value-type="string">
            <text:p>New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5"/>
        </table:table-row>
        <table:table-row table:style-name="ro3" table:number-rows-repeated="2">
          <table:table-cell table:number-columns-repeated="7"/>
        </table:table-row>
        <table:table-row table:style-name="ro3">
          <table:table-cell/>
          <table:table-cell table:formula="of:=[.D2]/0.9693" office:value-type="float" office:value="1.03167234086454" calcext:value-type="float">
            <text:p>1.03167234086454</text:p>
          </table:table-cell>
          <table:table-cell table:number-columns-repeated="5"/>
        </table:table-row>
        <table:table-row table:style-name="ro3" table:number-rows-repeated="2">
          <table:table-cell table:number-columns-repeated="7"/>
        </table:table-row>
        <table:table-row table:style-name="ro3">
          <table:table-cell/>
          <table:table-cell table:style-name="ce4" table:formula="of:=([.F2]-[.G2])/(6*[.B6])" office:value-type="float" office:value="0.9693" calcext:value-type="float">
            <text:p>0.97</text:p>
          </table:table-cell>
          <table:table-cell table:number-columns-repeated="5"/>
        </table:table-row>
        <table:table-row table:style-name="ro3" table:number-rows-repeated="2">
          <table:table-cell table:number-columns-repeated="7"/>
        </table:table-row>
        <table:table-row table:style-name="ro3">
          <table:table-cell office:value-type="string" calcext:value-type="string">
            <text:p>USL-mean</text:p>
          </table:table-cell>
          <table:table-cell table:style-name="ce5" table:formula="of:=[.F2]-[.B3]" office:value-type="float" office:value="4" calcext:value-type="float">
            <text:p>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ean-LSL</text:p>
          </table:table-cell>
          <table:table-cell table:style-name="ce6" table:formula="of:=[.B3]-[.G2]"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table-cell table:number-columns-repeated="7"/>
        </table:table-row>
        <table:table-row table:style-name="ro3">
          <table:table-cell table:number-columns-repeated="2"/>
          <table:table-cell table:style-name="ce4" table:formula="of:=[.B13]/(3*[.B6])" office:value-type="float" office:value="0.6462" calcext:value-type="float">
            <text:p>0.65</text:p>
          </table:table-cell>
          <table:table-cell table:number-columns-repeated="4"/>
        </table:table-row>
        <table:table-row table:style-name="ro3" table:number-rows-repeated="4">
          <table:table-cell table:number-columns-repeated="7"/>
        </table:table-row>
        <table:table-row table:style-name="ro3">
          <table:table-cell office:value-type="string" calcext:value-type="string">
            <text:p>Normal Distribution: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Mean</text:p>
          </table:table-cell>
          <table:table-cell table:formula="of:=[.B3]" office:value-type="float" office:value="32" calcext:value-type="float">
            <text:p>3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igma</text:p>
          </table:table-cell>
          <table:table-cell table:formula="of:=[.B6]" office:value-type="float" office:value="1.03167234086454" calcext:value-type="float">
            <text:p>1.0316723408645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(X&lt;LSL)</text:p>
          </table:table-cell>
          <table:table-cell table:style-name="ce7" table:formula="of:=COM.MICROSOFT.NORM.DIST([.G2];[.B21];[.B22];1)" office:value-type="float" office:value="0.026275031780543" calcext:value-type="float">
            <text:p>0.02627503178054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(X&gt;USL)</text:p>
          </table:table-cell>
          <table:table-cell table:style-name="ce8" table:formula="of:=1-COM.MICROSOFT.NORM.DIST([.F2];[.B21];[.B22];1)" office:value-type="float" office:value="0.000052832747743925" calcext:value-type="float">
            <text:p>5.2832747743925E-0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(Defect)</text:p>
          </table:table-cell>
          <table:table-cell table:style-name="ce9" table:formula="of:=SUM([.B23:.B24])" office:value-type="float" office:value="0.0263278645282869" calcext:value-type="float">
            <text:p>0.026327864528287</text:p>
          </table:table-cell>
          <table:table-cell table:number-columns-repeated="5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DPMO</text:p>
          </table:table-cell>
          <table:table-cell table:formula="of:=1000000*[.B25]" office:value-type="float" office:value="26327.8645282869" calcext:value-type="float">
            <text:p>26327.8645282869</text:p>
          </table:table-cell>
          <table:table-cell table:number-columns-repeated="5"/>
        </table:table-row>
        <calcext:conditional-formats>
          <calcext:conditional-format calcext:target-range-address="'Heart Attack'.B12:'Heart Attack'.B12">
            <calcext:condition calcext:apply-style-name="Bad" calcext:value="top-percent(0)" calcext:base-cell-address="Chocolate.B12"/>
          </calcext:conditional-format>
          <calcext:conditional-format calcext:target-range-address="'Heart Attack'.B12:'Heart Attack'.B13">
            <calcext:condition calcext:apply-style-name="Good" calcext:value="below-average" calcext:base-cell-address="Chocolate.B12"/>
            <calcext:condition calcext:apply-style-name="Bad" calcext:value="above-average" calcext:base-cell-address="Chocolate.B12"/>
          </calcext:conditional-format>
        </calcext:conditional-formats>
      </table:table>
      <table:table table:name="Chocolate" table:style-name="ta1">
        <table:shapes>
          <draw:frame draw:z-index="0" draw:style-name="gr1" draw:text-style-name="P1" svg:width="55.56pt" svg:height="28.6pt" svg:x="8.87pt" svg:y="82.06pt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96.52pt" svg:height="29.59pt" svg:x="0pt" svg:y="166.39pt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36.62pt" svg:height="30.27pt" svg:x="14.85pt" svg:y="43.65pt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number-columns-repeated="8" table:default-cell-style-name="Default"/>
        <table:table-row table:style-name="ro3"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USL</text:p>
          </table:table-cell>
          <table:table-cell office:value-type="string" calcext:value-type="string">
            <text:p>LSL</text:p>
          </table:table-cell>
          <table:table-cell/>
          <table:table-cell office:value-type="string" calcext:value-type="string">
            <text:p>Xbar</text:p>
          </table:table-cell>
          <table:table-cell office:value-type="string" calcext:value-type="string">
            <text:p>Rbar</text:p>
          </table:table-cell>
          <table:table-cell office:value-type="string" calcext:value-type="string">
            <text:p>N=4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 table:number-rows-repeated="2">
          <table:table-cell table:number-columns-repeated="8"/>
        </table:table-row>
        <table:table-row table:style-name="ro3">
          <table:table-cell/>
          <table:table-cell table:formula="of:=[.G2]/2.059" office:value-type="float" office:value="0.971345313258863" calcext:value-type="float">
            <text:p>0.971345313258863</text:p>
          </table:table-cell>
          <table:table-cell table:number-columns-repeated="6"/>
        </table:table-row>
        <table:table-row table:style-name="ro3" table:number-rows-repeated="2">
          <table:table-cell table:number-columns-repeated="8"/>
        </table:table-row>
        <table:table-row table:style-name="ro3">
          <table:table-cell/>
          <table:table-cell table:style-name="ce4" table:formula="of:=([.C2]-[.D2])/(6*[.B5])" office:value-type="float" office:value="1.0295" calcext:value-type="float">
            <text:p>1.03</text:p>
          </table:table-cell>
          <table:table-cell table:style-name="ce12"/>
          <table:table-cell table:number-columns-repeated="5"/>
        </table:table-row>
        <table:table-row table:style-name="ro3" table:number-rows-repeated="2">
          <table:table-cell table:number-columns-repeated="8"/>
        </table:table-row>
        <table:table-row table:style-name="ro3">
          <table:table-cell office:value-type="string" calcext:value-type="string">
            <text:p>USL-mean</text:p>
          </table:table-cell>
          <table:table-cell table:style-name="ce10" table:formula="of:=[.C2]-[.F2]"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Mean-LSL</text:p>
          </table:table-cell>
          <table:table-cell table:style-name="ce11" table:formula="of:=[.F2]-[.D2]"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8"/>
        </table:table-row>
        <table:table-row table:style-name="ro3">
          <table:table-cell table:number-columns-repeated="2"/>
          <table:table-cell table:style-name="ce4" table:formula="of:=[.B12]/(3*[.B5])" office:value-type="float" office:value="0.686333333333333" calcext:value-type="float">
            <text:p>0.69</text:p>
          </table:table-cell>
          <table:table-cell table:number-columns-repeated="5"/>
        </table:table-row>
        <table:table-row table:style-name="ro3" table:number-rows-repeated="4">
          <table:table-cell table:number-columns-repeated="8"/>
        </table:table-row>
        <table:table-row table:style-name="ro3">
          <table:table-cell office:value-type="string" calcext:value-type="string">
            <text:p>Normal Distribution: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ean</text:p>
          </table:table-cell>
          <table:table-cell table:formula="of:=[.F2]" office:value-type="float" office:value="25" calcext:value-type="float">
            <text:p>2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igma</text:p>
          </table:table-cell>
          <table:table-cell table:formula="of:=[.B5]" office:value-type="float" office:value="0.971345313258863" calcext:value-type="float">
            <text:p>0.97134531325886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(X&lt;LSL)</text:p>
          </table:table-cell>
          <table:table-cell table:style-name="ce7" table:formula="of:=COM.MICROSOFT.NORM.DIST([.D2];[.B20];[.B21];1)" office:value-type="float" office:value="0.0197471192436667" calcext:value-type="float">
            <text:p>0.01974711924366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(X&gt;USL)</text:p>
          </table:table-cell>
          <table:table-cell table:style-name="ce8" table:formula="of:=1-COM.MICROSOFT.NORM.DIST([.C2];[.B20];[.B21];1)" office:value-type="float" office:value="0.0000191087348128116" calcext:value-type="float">
            <text:p>1.91087348128116E-0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(Defect)</text:p>
          </table:table-cell>
          <table:table-cell table:style-name="ce9" table:formula="of:=SUM([.B22:.B23])" office:value-type="float" office:value="0.0197662279784795" calcext:value-type="float">
            <text:p>0.01976622797848</text:p>
          </table:table-cell>
          <table:table-cell table:number-columns-repeated="6"/>
        </table:table-row>
        <table:table-row table:style-name="ro3">
          <table:table-cell table:number-columns-repeated="8"/>
        </table:table-row>
        <table:table-row table:style-name="ro3">
          <table:table-cell office:value-type="string" calcext:value-type="string">
            <text:p>DPMO</text:p>
          </table:table-cell>
          <table:table-cell table:formula="of:=1000000*[.B24]" office:value-type="float" office:value="19766.2279784795" calcext:value-type="float">
            <text:p>19766.2279784795</text:p>
          </table:table-cell>
          <table:table-cell table:number-columns-repeated="6"/>
        </table:table-row>
        <calcext:conditional-formats>
          <calcext:conditional-format calcext:target-range-address="Chocolate.B11:Chocolate.B11">
            <calcext:condition calcext:apply-style-name="Bad" calcext:value="top-percent(0)" calcext:base-cell-address="'Heart Attack'.B11"/>
          </calcext:conditional-format>
          <calcext:conditional-format calcext:target-range-address="Chocolate.B11:Chocolate.B12">
            <calcext:condition calcext:apply-style-name="Good" calcext:value="below-average" calcext:base-cell-address="'Heart Attack'.B11"/>
            <calcext:condition calcext:apply-style-name="Bad" calcext:value="above-average" calcext:base-cell-address="'Heart Attack'.B11"/>
          </calcext:conditional-format>
        </calcext:conditional-formats>
      </table:table>
      <table:table table:name="Strut" table:style-name="ta1">
        <table:shapes>
          <draw:frame draw:z-index="0" draw:style-name="gr1" draw:text-style-name="P1" svg:width="55.56pt" svg:height="28.6pt" svg:x="8.87pt" svg:y="107.66pt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96.52pt" svg:height="29.59pt" svg:x="0pt" svg:y="191.99pt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36.62pt" svg:height="30.27pt" svg:x="14.85pt" svg:y="69.25pt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3">
          <table:table-cell office:value-type="string" calcext:value-type="string">
            <text:p>25 Sample</text:p>
          </table:table-cell>
          <table:table-cell office:value-type="string" calcext:value-type="string">
            <text:p>Size 4</text:p>
          </table:table-cell>
          <table:table-cell/>
          <table:table-cell office:value-type="string" calcext:value-type="string">
            <text:p>UCL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xbarbar</text:p>
          </table:table-cell>
          <table:table-cell/>
          <table:table-cell office:value-type="string" calcext:value-type="string">
            <text:p>Rbar</text:p>
          </table:table-cell>
          <table:table-cell office:value-type="string" calcext:value-type="string">
            <text:p>USL</text:p>
          </table:table-cell>
          <table:table-cell office:value-type="string" calcext:value-type="string">
            <text:p>LSL</text:p>
          </table:table-cell>
        </table:table-row>
        <table:table-row table:style-name="ro3">
          <table:table-cell table:number-columns-repeated="3"/>
          <table:table-cell office:value-type="float" office:value="74.8" calcext:value-type="float">
            <text:p>74.8</text:p>
          </table:table-cell>
          <table:table-cell office:value-type="float" office:value="72.37" calcext:value-type="float">
            <text:p>72.37</text:p>
          </table:table-cell>
          <table:table-cell office:value-type="float" office:value="73.58" calcext:value-type="float">
            <text:p>73.58</text:p>
          </table:table-cell>
          <table:table-cell/>
          <table:table-cell office:value-type="float" office:value="1.66" calcext:value-type="float">
            <text:p>1.66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3" table:number-rows-repeated="4">
          <table:table-cell table:number-columns-repeated="10"/>
        </table:table-row>
        <table:table-row table:style-name="ro3">
          <table:table-cell/>
          <table:table-cell table:formula="of:=[.H2]/2.059" office:value-type="float" office:value="0.806216610004857" calcext:value-type="float">
            <text:p>0.806216610004857</text:p>
          </table:table-cell>
          <table:table-cell table:number-columns-repeated="8"/>
        </table:table-row>
        <table:table-row table:style-name="ro3" table:number-rows-repeated="2">
          <table:table-cell table:number-columns-repeated="10"/>
        </table:table-row>
        <table:table-row table:style-name="ro3">
          <table:table-cell/>
          <table:table-cell table:style-name="ce13" table:formula="of:=([.I2]-[.J2])/(6*[.B7])" office:value-type="float" office:value="4.13453815261044" calcext:value-type="float">
            <text:p>4.13</text:p>
          </table:table-cell>
          <table:table-cell table:style-name="ce12"/>
          <table:table-cell table:number-columns-repeated="7"/>
        </table:table-row>
        <table:table-row table:style-name="ro3" table:number-rows-repeated="2">
          <table:table-cell table:number-columns-repeated="10"/>
        </table:table-row>
        <table:table-row table:style-name="ro3">
          <table:table-cell office:value-type="string" calcext:value-type="string">
            <text:p>USL-mean</text:p>
          </table:table-cell>
          <table:table-cell table:style-name="ce14" table:formula="of:=[.I2]-[.F2]" office:value-type="float" office:value="16.42" calcext:value-type="float">
            <text:p>16.4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Mean-LSL</text:p>
          </table:table-cell>
          <table:table-cell table:style-name="ce15" table:formula="of:=[.F2]-[.J2]" office:value-type="float" office:value="3.58" calcext:value-type="float">
            <text:p>3.58</text:p>
          </table:table-cell>
          <table:table-cell table:number-columns-repeated="8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2"/>
          <table:table-cell table:style-name="ce4" table:formula="of:=[.B14]/(3*[.B7])" office:value-type="float" office:value="1.48016465863454" calcext:value-type="float">
            <text:p>1.48</text:p>
          </table:table-cell>
          <table:table-cell table:number-columns-repeated="7"/>
        </table:table-row>
        <table:table-row table:style-name="ro3" table:number-rows-repeated="4">
          <table:table-cell table:number-columns-repeated="10"/>
        </table:table-row>
        <table:table-row table:style-name="ro3">
          <table:table-cell office:value-type="string" calcext:value-type="string">
            <text:p>Normal Distribution: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Mean</text:p>
          </table:table-cell>
          <table:table-cell table:formula="of:=[.F2]" office:value-type="float" office:value="73.58" calcext:value-type="float">
            <text:p>73.5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sigma</text:p>
          </table:table-cell>
          <table:table-cell table:formula="of:=[.B7]" office:value-type="float" office:value="0.806216610004857" calcext:value-type="float">
            <text:p>0.806216610004857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P(X&lt;LSL)</text:p>
          </table:table-cell>
          <table:table-cell table:style-name="ce7" table:formula="of:=COM.MICROSOFT.NORM.DIST([.J2];[.B22];[.B23];1)" office:value-type="float" office:value="0.00000448763087019419" calcext:value-type="float">
            <text:p>4.48763087019419E-06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P(X&gt;USL)</text:p>
          </table:table-cell>
          <table:table-cell table:style-name="ce8" table:formula="of:=1-COM.MICROSOFT.NORM.DIST([.I2];[.B22];[.B23];1)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P(Defect)</text:p>
          </table:table-cell>
          <table:table-cell table:style-name="ce9" table:formula="of:=SUM([.B24:.B25])" office:value-type="float" office:value="0.00000448763087019419" calcext:value-type="float">
            <text:p>4.48763087019419E-06</text:p>
          </table:table-cell>
          <table:table-cell table:number-columns-repeated="8"/>
        </table:table-row>
        <table:table-row table:style-name="ro3">
          <table:table-cell table:number-columns-repeated="10"/>
        </table:table-row>
        <table:table-row table:style-name="ro3">
          <table:table-cell office:value-type="string" calcext:value-type="string">
            <text:p>DPMO</text:p>
          </table:table-cell>
          <table:table-cell table:formula="of:=1000000*[.B26]" office:value-type="float" office:value="4.48763087019419" calcext:value-type="float">
            <text:p>4.48763087019419</text:p>
          </table:table-cell>
          <table:table-cell table:number-columns-repeated="8"/>
        </table:table-row>
        <calcext:conditional-formats>
          <calcext:conditional-format calcext:target-range-address="Strut.B13:Strut.B13">
            <calcext:condition calcext:apply-style-name="Bad" calcext:value="top-percent(0)" calcext:base-cell-address="Strut.B13"/>
          </calcext:conditional-format>
          <calcext:conditional-format calcext:target-range-address="Strut.B13:Strut.B14">
            <calcext:condition calcext:apply-style-name="Good" calcext:value="below-average" calcext:base-cell-address="Strut.B13"/>
            <calcext:condition calcext:apply-style-name="Bad" calcext:value="above-average" calcext:base-cell-address="Strut.B13"/>
          </calcext:conditional-format>
        </calcext:conditional-formats>
      </table:table>
      <table:table table:name="Air Particulate" table:style-name="ta1">
        <table:shapes>
          <draw:frame draw:z-index="0" draw:style-name="gr2" draw:text-style-name="P1" svg:width="453.17pt" svg:height="254.55pt" svg:x="613.87pt" svg:y="638.25pt">
            <draw:object draw:notify-on-update-of-ranges="'Air Particulate'.B6:'Air Particulate'.B6 'Air Particulate'.B7:'Air Particulate'.B2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2" draw:text-style-name="P1" svg:width="453.17pt" svg:height="255.32pt" svg:x="129.49pt" svg:y="630.74pt">
            <draw:object draw:notify-on-update-of-ranges="'Air Particulate'.G6:'Air Particulate'.G6 'Air Particulate'.G7:'Air Particulate'.G32 'Air Particulate'.H6:'Air Particulate'.H6 'Air Particulate'.H7:'Air Particulate'.H32 'Air Particulate'.I6:'Air Particulate'.I6 'Air Particulate'.I7:'Air Particulate'.I32 'Air Particulate'.J6:'Air Particulate'.J6 'Air Particulate'.J7:'Air Particulate'.J32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style-name="gr2" draw:text-style-name="P1" svg:width="453.97pt" svg:height="255.29pt" svg:x="1084.2pt" svg:y="640.52pt">
            <draw:object draw:notify-on-update-of-ranges="'Air Particulate'.K6:'Air Particulate'.K6 'Air Particulate'.K7:'Air Particulate'.K33 'Air Particulate'.L6:'Air Particulate'.L6 'Air Particulate'.L7:'Air Particulate'.L33 'Air Particulate'.M6:'Air Particulate'.M6 'Air Particulate'.M7:'Air Particulate'.M33 'Air Particulate'.N6:'Air Particulate'.N6 'Air Particulate'.N7:'Air Particulate'.N3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4" table:number-columns-repeated="2" table:default-cell-style-name="Default"/>
        <table:table-column table:style-name="co4" table:default-cell-style-name="ce17"/>
        <table:table-column table:style-name="co2" table:number-columns-repeated="3" table:default-cell-style-name="ce20"/>
        <table:table-column table:style-name="co2" table:number-columns-repeated="14" table:default-cell-style-name="Default"/>
        <table:table-row table:style-name="ro3">
          <table:table-cell table:number-columns-repeated="2"/>
          <table:table-cell table:style-name="Default" office:value-type="string" calcext:value-type="string">
            <text:p>Specification Limits</text:p>
          </table:table-cell>
          <table:table-cell table:style-name="Default" table:number-columns-repeated="3"/>
          <table:table-cell table:number-columns-repeated="14"/>
        </table:table-row>
        <table:table-row table:style-name="ro3">
          <table:table-cell office:value-type="string" calcext:value-type="string">
            <text:p>&lt;=</text:p>
          </table:table-cell>
          <table:table-cell/>
          <table:table-cell table:style-name="Default" office:value-type="string" calcext:value-type="string">
            <text:p>USL</text:p>
          </table:table-cell>
          <table:table-cell table:style-name="Default" office:value-type="string" calcext:value-type="string">
            <text:p>LSL</text:p>
          </table:table-cell>
          <table:table-cell table:style-name="Default" table:number-columns-repeated="2"/>
          <table:table-cell table:number-columns-repeated="14"/>
        </table:table-row>
        <table:table-row table:style-name="ro3">
          <table:table-cell office:value-type="string" calcext:value-type="string">
            <text:p>&gt;</text:p>
          </table:table-cell>
          <table:table-cell/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table:number-columns-repeated="2"/>
          <table:table-cell table:number-columns-repeated="13"/>
          <table:table-cell office:value-type="string" calcext:value-type="string">
            <text:p>3sig</text:p>
          </table:table-cell>
        </table:table-row>
        <table:table-row table:style-name="ro3"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N=4</text:p>
          </table:table-cell>
          <table:table-cell table:style-name="Default"/>
          <table:table-cell table:number-columns-repeated="10"/>
          <table:table-cell office:value-type="string" calcext:value-type="string">
            <text:p>sigma</text:p>
          </table:table-cell>
          <table:table-cell table:formula="of:=[.$G$38]" office:value-type="float" office:value="87.0613206698685" calcext:value-type="float">
            <text:p>87.0613206698685</text:p>
          </table:table-cell>
          <table:table-cell/>
          <table:table-cell table:formula="of:=3*[.R4]" office:value-type="float" office:value="261.183962009606" calcext:value-type="float">
            <text:p>261.183962009606</text:p>
          </table:table-cell>
        </table:table-row>
        <table:table-row table:style-name="ro3">
          <table:table-cell table:formula="of:=MAX([.C8:.F33])" office:value-type="float" office:value="575" calcext:value-type="float">
            <text:p>575</text:p>
          </table:table-cell>
          <table:table-cell/>
          <table:table-cell table:style-name="Default" table:formula="of:=MIN([.C7:.F33])" office:value-type="float" office:value="225" calcext:value-type="float">
            <text:p>225</text:p>
          </table:table-cell>
          <table:table-cell table:style-name="Default" table:number-columns-repeated="3"/>
          <table:table-cell table:number-columns-repeated="2"/>
          <table:table-cell table:number-columns-repeated="2" office:value-type="string" calcext:value-type="string">
            <text:p>MEAN</text:p>
          </table:table-cell>
          <table:table-cell table:number-columns-repeated="2"/>
          <table:table-cell table:number-columns-repeated="2" office:value-type="string" calcext:value-type="string">
            <text:p>RANG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ins</text:p>
          </table:table-cell>
          <table:table-cell office:value-type="string" calcext:value-type="string">
            <text:p>Freq</text:p>
          </table:table-cell>
          <table:table-cell table:style-name="Default" office:value-type="string" calcext:value-type="string">
            <text:p>Obs 1</text:p>
          </table:table-cell>
          <table:table-cell table:style-name="Default" office:value-type="string" calcext:value-type="string">
            <text:p>Obs 2</text:p>
          </table:table-cell>
          <table:table-cell table:style-name="Default" office:value-type="string" calcext:value-type="string">
            <text:p>Obs 3</text:p>
          </table:table-cell>
          <table:table-cell table:style-name="Default" office:value-type="string" calcext:value-type="string">
            <text:p>Obs 4</text:p>
          </table:table-cell>
          <table:table-cell office:value-type="string" calcext:value-type="string">
            <text:p>xbar_i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R_i</text:p>
          </table:table-cell>
          <table:table-cell office:value-type="string" calcext:value-type="string">
            <text:p>R_bar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LCL</text:p>
          </table:table-cell>
          <table:table-cell table:number-columns-repeated="6"/>
        </table:table-row>
        <table:table-row table:style-name="ro2">
          <table:table-cell office:value-type="float" office:value="200" calcext:value-type="float">
            <text:p>200</text:p>
          </table:table-cell>
          <table:table-cell table:formula="of:=COUNTIF([.$C$7:.$F$33];[.$A$3]&amp;[.A7])-COUNTIF([.$C$7:.$F$33];[.$A$3]&amp;[.A8])" office:value-type="float" office:value="0" calcext:value-type="float">
            <text:p>0</text:p>
          </table:table-cell>
          <table:table-cell table:style-name="ce16" office:value-type="float" office:value="300" calcext:value-type="float">
            <text:p>300</text:p>
          </table:table-cell>
          <table:table-cell table:style-name="ce19" office:value-type="float" office:value="440" calcext:value-type="float">
            <text:p>440</text:p>
          </table:table-cell>
          <table:table-cell table:style-name="ce19" office:value-type="float" office:value="275" calcext:value-type="float">
            <text:p>275</text:p>
          </table:table-cell>
          <table:table-cell table:style-name="ce19" office:value-type="float" office:value="350" calcext:value-type="float">
            <text:p>350</text:p>
          </table:table-cell>
          <table:table-cell table:formula="of:=AVERAGE([.C7:.F7])" office:value-type="float" office:value="341.25" calcext:value-type="float">
            <text:p>341.25</text:p>
          </table:table-cell>
          <table:table-cell table:formula="of:=AVERAGE([.$G$7:.$G$33])" office:value-type="float" office:value="390.092592592593" calcext:value-type="float">
            <text:p>390.092592592593</text:p>
          </table:table-cell>
          <table:table-cell table:formula="of:=[.$D$42]" office:value-type="float" office:value="520.772592592593" calcext:value-type="float">
            <text:p>520.772592592593</text:p>
          </table:table-cell>
          <table:table-cell table:formula="of:=[.$D$41]" office:value-type="float" office:value="259.412592592593" calcext:value-type="float">
            <text:p>259.412592592593</text:p>
          </table:table-cell>
          <table:table-cell table:formula="of:=MAX([.C7:.F7])-MIN([.C7:.F7])" office:value-type="float" office:value="165" calcext:value-type="float">
            <text:p>165</text:p>
          </table:table-cell>
          <table:table-cell table:formula="of:=AVERAGE([.$K$7:.$K$33])" office:value-type="float" office:value="179.259259259259" calcext:value-type="float">
            <text:p>179.259259259259</text:p>
          </table:table-cell>
          <table:table-cell table:formula="of:=[.$D$38]" office:value-type="float" office:value="409.06962962963" calcext:value-type="float">
            <text:p>409.06962962963</text:p>
          </table:table-cell>
          <table:table-cell table:formula="of:=[.$D$3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p</text:p>
          </table:table-cell>
          <table:table-cell table:style-name="ce4" table:formula="of:=([.C3]-[.D3])/(6*[.R4])" office:value-type="float" office:value="0.382871900826446" calcext:value-type="float">
            <text:p>0.38</text:p>
          </table:table-cell>
          <table:table-cell table:style-name="ce12"/>
          <table:table-cell/>
        </table:table-row>
        <table:table-row table:style-name="ro2">
          <table:table-cell office:value-type="float" office:value="220" calcext:value-type="float">
            <text:p>220</text:p>
          </table:table-cell>
          <table:table-cell table:formula="of:=COUNTIF([.$C$7:.$F$33];[.$A$3]&amp;[.A8])-COUNTIF([.$C$7:.$F$33];[.$A$3]&amp;[.A9])"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float" office:value="470" calcext:value-type="float">
            <text:p>470</text:p>
          </table:table-cell>
          <table:table-cell office:value-type="float" office:value="300" calcext:value-type="float">
            <text:p>300</text:p>
          </table:table-cell>
          <table:table-cell office:value-type="float" office:value="360" calcext:value-type="float">
            <text:p>360</text:p>
          </table:table-cell>
          <table:table-cell table:formula="of:=AVERAGE([.C8:.F8])" office:value-type="float" office:value="370" calcext:value-type="float">
            <text:p>370</text:p>
          </table:table-cell>
          <table:table-cell table:formula="of:=AVERAGE([.$G$7:.$G$33])" office:value-type="float" office:value="390.092592592593" calcext:value-type="float">
            <text:p>390.092592592593</text:p>
          </table:table-cell>
          <table:table-cell table:formula="of:=[.$D$42]" office:value-type="float" office:value="520.772592592593" calcext:value-type="float">
            <text:p>520.772592592593</text:p>
          </table:table-cell>
          <table:table-cell table:formula="of:=[.$D$41]" office:value-type="float" office:value="259.412592592593" calcext:value-type="float">
            <text:p>259.412592592593</text:p>
          </table:table-cell>
          <table:table-cell table:formula="of:=MAX([.C8:.F8])-MIN([.C8:.F8])" office:value-type="float" office:value="170" calcext:value-type="float">
            <text:p>170</text:p>
          </table:table-cell>
          <table:table-cell table:formula="of:=AVERAGE([.$K$7:.$K$33])" office:value-type="float" office:value="179.259259259259" calcext:value-type="float">
            <text:p>179.259259259259</text:p>
          </table:table-cell>
          <table:table-cell table:formula="of:=[.$D$38]" office:value-type="float" office:value="409.06962962963" calcext:value-type="float">
            <text:p>409.06962962963</text:p>
          </table:table-cell>
          <table:table-cell table:formula="of:=[.$D$3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40" calcext:value-type="float">
            <text:p>240</text:p>
          </table:table-cell>
          <table:table-cell table:formula="of:=COUNTIF([.$C$7:.$F$33];[.$A$3]&amp;[.A9])-COUNTIF([.$C$7:.$F$33];[.$A$3]&amp;[.A10])" office:value-type="float" office:value="2" calcext:value-type="float">
            <text:p>2</text:p>
          </table:table-cell>
          <table:table-cell office:value-type="float" office:value="480" calcext:value-type="float">
            <text:p>480</text:p>
          </table:table-cell>
          <table:table-cell office:value-type="float" office:value="495" calcext:value-type="float">
            <text:p>495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table:formula="of:=AVERAGE([.C9:.F9])" office:value-type="float" office:value="433.75" calcext:value-type="float">
            <text:p>433.75</text:p>
          </table:table-cell>
          <table:table-cell table:formula="of:=AVERAGE([.$G$7:.$G$33])" office:value-type="float" office:value="390.092592592593" calcext:value-type="float">
            <text:p>390.092592592593</text:p>
          </table:table-cell>
          <table:table-cell table:formula="of:=[.$D$42]" office:value-type="float" office:value="520.772592592593" calcext:value-type="float">
            <text:p>520.772592592593</text:p>
          </table:table-cell>
          <table:table-cell table:formula="of:=[.$D$41]" office:value-type="float" office:value="259.412592592593" calcext:value-type="float">
            <text:p>259.412592592593</text:p>
          </table:table-cell>
          <table:table-cell table:formula="of:=MAX([.C9:.F9])-MIN([.C9:.F9])" office:value-type="float" office:value="135" calcext:value-type="float">
            <text:p>135</text:p>
          </table:table-cell>
          <table:table-cell table:formula="of:=AVERAGE([.$K$7:.$K$33])" office:value-type="float" office:value="179.259259259259" calcext:value-type="float">
            <text:p>179.259259259259</text:p>
          </table:table-cell>
          <table:table-cell table:formula="of:=[.$D$38]" office:value-type="float" office:value="409.06962962963" calcext:value-type="float">
            <text:p>409.06962962963</text:p>
          </table:table-cell>
          <table:table-cell table:formula="of:=[.$D$3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60" calcext:value-type="float">
            <text:p>260</text:p>
          </table:table-cell>
          <table:table-cell table:formula="of:=COUNTIF([.$C$7:.$F$33];[.$A$3]&amp;[.A10])-COUNTIF([.$C$7:.$F$33];[.$A$3]&amp;[.A11])" office:value-type="float" office:value="4" calcext:value-type="float">
            <text:p>4</text:p>
          </table:table-cell>
          <table:table-cell office:value-type="float" office:value="365" calcext:value-type="float">
            <text:p>365</text:p>
          </table:table-cell>
          <table:table-cell office:value-type="float" office:value="405" calcext:value-type="float">
            <text:p>405</text:p>
          </table:table-cell>
          <table:table-cell office:value-type="float" office:value="300" calcext:value-type="float">
            <text:p>300</text:p>
          </table:table-cell>
          <table:table-cell office:value-type="float" office:value="360" calcext:value-type="float">
            <text:p>360</text:p>
          </table:table-cell>
          <table:table-cell table:formula="of:=AVERAGE([.C10:.F10])" office:value-type="float" office:value="357.5" calcext:value-type="float">
            <text:p>357.5</text:p>
          </table:table-cell>
          <table:table-cell table:formula="of:=AVERAGE([.$G$7:.$G$33])" office:value-type="float" office:value="390.092592592593" calcext:value-type="float">
            <text:p>390.092592592593</text:p>
          </table:table-cell>
          <table:table-cell table:formula="of:=[.$D$42]" office:value-type="float" office:value="520.772592592593" calcext:value-type="float">
            <text:p>520.772592592593</text:p>
          </table:table-cell>
          <table:table-cell table:formula="of:=[.$D$41]" office:value-type="float" office:value="259.412592592593" calcext:value-type="float">
            <text:p>259.412592592593</text:p>
          </table:table-cell>
          <table:table-cell table:formula="of:=MAX([.C10:.F10])-MIN([.C10:.F10])" office:value-type="float" office:value="105" calcext:value-type="float">
            <text:p>105</text:p>
          </table:table-cell>
          <table:table-cell table:formula="of:=AVERAGE([.$K$7:.$K$33])" office:value-type="float" office:value="179.259259259259" calcext:value-type="float">
            <text:p>179.259259259259</text:p>
          </table:table-cell>
          <table:table-cell table:formula="of:=[.$D$38]" office:value-type="float" office:value="409.06962962963" calcext:value-type="float">
            <text:p>409.06962962963</text:p>
          </table:table-cell>
          <table:table-cell table:formula="of:=[.$D$3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SL-mean</text:p>
          </table:table-cell>
          <table:table-cell table:style-name="ce21" table:formula="of:=[.C3]-[.G36]" office:value-type="float" office:value="109.907407407407" calcext:value-type="float">
            <text:p>109.907407407407</text:p>
          </table:table-cell>
          <table:table-cell table:number-columns-repeated="2"/>
        </table:table-row>
        <table:table-row table:style-name="ro2">
          <table:table-cell office:value-type="float" office:value="280" calcext:value-type="float">
            <text:p>280</text:p>
          </table:table-cell>
          <table:table-cell table:formula="of:=COUNTIF([.$C$7:.$F$33];[.$A$3]&amp;[.A11])-COUNTIF([.$C$7:.$F$33];[.$A$3]&amp;[.A12])"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505" calcext:value-type="float">
            <text:p>505</text:p>
          </table:table-cell>
          <table:table-cell office:value-type="float" office:value="300" calcext:value-type="float">
            <text:p>300</text:p>
          </table:table-cell>
          <table:table-cell office:value-type="float" office:value="360" calcext:value-type="float">
            <text:p>360</text:p>
          </table:table-cell>
          <table:table-cell table:formula="of:=AVERAGE([.C11:.F11])" office:value-type="float" office:value="391.25" calcext:value-type="float">
            <text:p>391.25</text:p>
          </table:table-cell>
          <table:table-cell table:formula="of:=AVERAGE([.$G$7:.$G$33])" office:value-type="float" office:value="390.092592592593" calcext:value-type="float">
            <text:p>390.092592592593</text:p>
          </table:table-cell>
          <table:table-cell table:formula="of:=[.$D$42]" office:value-type="float" office:value="520.772592592593" calcext:value-type="float">
            <text:p>520.772592592593</text:p>
          </table:table-cell>
          <table:table-cell table:formula="of:=[.$D$41]" office:value-type="float" office:value="259.412592592593" calcext:value-type="float">
            <text:p>259.412592592593</text:p>
          </table:table-cell>
          <table:table-cell table:formula="of:=MAX([.C11:.F11])-MIN([.C11:.F11])" office:value-type="float" office:value="205" calcext:value-type="float">
            <text:p>205</text:p>
          </table:table-cell>
          <table:table-cell table:formula="of:=AVERAGE([.$K$7:.$K$33])" office:value-type="float" office:value="179.259259259259" calcext:value-type="float">
            <text:p>179.259259259259</text:p>
          </table:table-cell>
          <table:table-cell table:formula="of:=[.$D$38]" office:value-type="float" office:value="409.06962962963" calcext:value-type="float">
            <text:p>409.06962962963</text:p>
          </table:table-cell>
          <table:table-cell table:formula="of:=[.$D$3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ean-LSL</text:p>
          </table:table-cell>
          <table:table-cell table:style-name="ce22" table:formula="of:=[.G36]-[.D3]" office:value-type="float" office:value="90.0925925925926" calcext:value-type="float">
            <text:p>90.0925925925926</text:p>
          </table:table-cell>
          <table:table-cell table:number-columns-repeated="2"/>
        </table:table-row>
        <table:table-row table:style-name="ro2">
          <table:table-cell office:value-type="float" office:value="300" calcext:value-type="float">
            <text:p>300</text:p>
          </table:table-cell>
          <table:table-cell table:formula="of:=COUNTIF([.$C$7:.$F$33];[.$A$3]&amp;[.A12])-COUNTIF([.$C$7:.$F$33];[.$A$3]&amp;[.A13])" office:value-type="float" office:value="7" calcext:value-type="float">
            <text:p>7</text:p>
          </table:table-cell>
          <table:table-cell office:value-type="float" office:value="470" calcext:value-type="float">
            <text:p>470</text:p>
          </table:table-cell>
          <table:table-cell office:value-type="float" office:value="560" calcext:value-type="float">
            <text:p>560</text:p>
          </table:table-cell>
          <table:table-cell office:value-type="float" office:value="325" calcext:value-type="float">
            <text:p>325</text:p>
          </table:table-cell>
          <table:table-cell office:value-type="float" office:value="390" calcext:value-type="float">
            <text:p>390</text:p>
          </table:table-cell>
          <table:table-cell table:formula="of:=AVERAGE([.C12:.F12])" office:value-type="float" office:value="436.25" calcext:value-type="float">
            <text:p>436.25</text:p>
          </table:table-cell>
          <table:table-cell table:formula="of:=AVERAGE([.$G$7:.$G$33])" office:value-type="float" office:value="390.092592592593" calcext:value-type="float">
            <text:p>390.092592592593</text:p>
          </table:table-cell>
          <table:table-cell table:formula="of:=[.$D$42]" office:value-type="float" office:value="520.772592592593" calcext:value-type="float">
            <text:p>520.772592592593</text:p>
          </table:table-cell>
          <table:table-cell table:formula="of:=[.$D$41]" office:value-type="float" office:value="259.412592592593" calcext:value-type="float">
            <text:p>259.412592592593</text:p>
          </table:table-cell>
          <table:table-cell table:formula="of:=MAX([.C12:.F12])-MIN([.C12:.F12])" office:value-type="float" office:value="235" calcext:value-type="float">
            <text:p>235</text:p>
          </table:table-cell>
          <table:table-cell table:formula="of:=AVERAGE([.$K$7:.$K$33])" office:value-type="float" office:value="179.259259259259" calcext:value-type="float">
            <text:p>179.259259259259</text:p>
          </table:table-cell>
          <table:table-cell table:formula="of:=[.$D$38]" office:value-type="float" office:value="409.06962962963" calcext:value-type="float">
            <text:p>409.06962962963</text:p>
          </table:table-cell>
          <table:table-cell table:formula="of:=[.$D$3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320" calcext:value-type="float">
            <text:p>320</text:p>
          </table:table-cell>
          <table:table-cell table:formula="of:=COUNTIF([.$C$7:.$F$33];[.$A$3]&amp;[.A13])-COUNTIF([.$C$7:.$F$33];[.$A$3]&amp;[.A14])" office:value-type="float" office:value="10" calcext:value-type="float">
            <text:p>10</text:p>
          </table:table-cell>
          <table:table-cell office:value-type="float" office:value="410" calcext:value-type="float">
            <text:p>410</text:p>
          </table:table-cell>
          <table:table-cell office:value-type="float" office:value="445" calcext:value-type="float">
            <text:p>445</text:p>
          </table:table-cell>
          <table:table-cell office:value-type="float" office:value="260" calcext:value-type="float">
            <text:p>260</text:p>
          </table:table-cell>
          <table:table-cell office:value-type="float" office:value="325" calcext:value-type="float">
            <text:p>325</text:p>
          </table:table-cell>
          <table:table-cell table:formula="of:=AVERAGE([.C13:.F13])" office:value-type="float" office:value="360" calcext:value-type="float">
            <text:p>360</text:p>
          </table:table-cell>
          <table:table-cell table:formula="of:=AVERAGE([.$G$7:.$G$33])" office:value-type="float" office:value="390.092592592593" calcext:value-type="float">
            <text:p>390.092592592593</text:p>
          </table:table-cell>
          <table:table-cell table:formula="of:=[.$D$42]" office:value-type="float" office:value="520.772592592593" calcext:value-type="float">
            <text:p>520.772592592593</text:p>
          </table:table-cell>
          <table:table-cell table:formula="of:=[.$D$41]" office:value-type="float" office:value="259.412592592593" calcext:value-type="float">
            <text:p>259.412592592593</text:p>
          </table:table-cell>
          <table:table-cell table:formula="of:=MAX([.C13:.F13])-MIN([.C13:.F13])" office:value-type="float" office:value="185" calcext:value-type="float">
            <text:p>185</text:p>
          </table:table-cell>
          <table:table-cell table:formula="of:=AVERAGE([.$K$7:.$K$33])" office:value-type="float" office:value="179.259259259259" calcext:value-type="float">
            <text:p>179.259259259259</text:p>
          </table:table-cell>
          <table:table-cell table:formula="of:=[.$D$38]" office:value-type="float" office:value="409.06962962963" calcext:value-type="float">
            <text:p>409.06962962963</text:p>
          </table:table-cell>
          <table:table-cell table:formula="of:=[.$D$37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pk</text:p>
          </table:table-cell>
          <table:table-cell table:style-name="ce4" table:formula="of:=[.R11]/(3*[.R4])" office:value-type="float" office:value="0.344939221763085" calcext:value-type="float">
            <text:p>0.34</text:p>
          </table:table-cell>
          <table:table-cell/>
        </table:table-row>
        <table:table-row table:style-name="ro2">
          <table:table-cell office:value-type="float" office:value="340" calcext:value-type="float">
            <text:p>340</text:p>
          </table:table-cell>
          <table:table-cell table:formula="of:=COUNTIF([.$C$7:.$F$33];[.$A$3]&amp;[.A14])-COUNTIF([.$C$7:.$F$33];[.$A$3]&amp;[.A15])" office:value-type="float" office:value="17" calcext:value-type="float">
            <text:p>17</text:p>
          </table:table-cell>
          <table:table-cell office:value-type="float" office:value="375" calcext:value-type="float">
            <text:p>375</text:p>
          </table:table-cell>
          <table:table-cell office:value-type="float" office:value="440" calcext:value-type="float">
            <text:p>440</text:p>
          </table:table-cell>
          <table:table-cell office:value-type="float" office:value="295" calcext:value-type="float">
            <text:p>295</text:p>
          </table:table-cell>
          <table:table-cell office:value-type="float" office:value="360" calcext:value-type="float">
            <text:p>360</text:p>
          </table:table-cell>
          <table:table-cell table:formula="of:=AVERAGE([.C14:.F14])" office:value-type="float" office:value="367.5" calcext:value-type="float">
            <text:p>367.5</text:p>
          </table:table-cell>
          <table:table-cell table:formula="of:=AVERAGE([.$G$7:.$G$33])" office:value-type="float" office:value="390.092592592593" calcext:value-type="float">
            <text:p>390.092592592593</text:p>
          </table:table-cell>
          <table:table-cell table:formula="of:=[.$D$42]" office:value-type="float" office:value="520.772592592593" calcext:value-type="float">
            <text:p>520.772592592593</text:p>
          </table:table-cell>
          <table:table-cell table:formula="of:=[.$D$41]" office:value-type="float" office:value="259.412592592593" calcext:value-type="float">
            <text:p>259.412592592593</text:p>
          </table:table-cell>
          <table:table-cell table:formula="of:=MAX([.C14:.F14])-MIN([.C14:.F14])" office:value-type="float" office:value="145" calcext:value-type="float">
            <text:p>145</text:p>
          </table:table-cell>
          <table:table-cell table:formula="of:=AVERAGE([.$K$7:.$K$33])" office:value-type="float" office:value="179.259259259259" calcext:value-type="float">
            <text:p>179.259259259259</text:p>
          </table:table-cell>
          <table:table-cell table:formula="of:=[.$D$38]" office:value-type="float" office:value="409.06962962963" calcext:value-type="float">
            <text:p>409.06962962963</text:p>
          </table:table-cell>
          <table:table-cell table:formula="of:=[.$D$3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360" calcext:value-type="float">
            <text:p>360</text:p>
          </table:table-cell>
          <table:table-cell table:formula="of:=COUNTIF([.$C$7:.$F$33];[.$A$3]&amp;[.A15])-COUNTIF([.$C$7:.$F$33];[.$A$3]&amp;[.A16])"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575" calcext:value-type="float">
            <text:p>575</text:p>
          </table:table-cell>
          <table:table-cell office:value-type="float" office:value="355" calcext:value-type="float">
            <text:p>355</text:p>
          </table:table-cell>
          <table:table-cell office:value-type="float" office:value="405" calcext:value-type="float">
            <text:p>405</text:p>
          </table:table-cell>
          <table:table-cell table:formula="of:=AVERAGE([.C15:.F15])" office:value-type="float" office:value="458.75" calcext:value-type="float">
            <text:p>458.75</text:p>
          </table:table-cell>
          <table:table-cell table:formula="of:=AVERAGE([.$G$7:.$G$33])" office:value-type="float" office:value="390.092592592593" calcext:value-type="float">
            <text:p>390.092592592593</text:p>
          </table:table-cell>
          <table:table-cell table:formula="of:=[.$D$42]" office:value-type="float" office:value="520.772592592593" calcext:value-type="float">
            <text:p>520.772592592593</text:p>
          </table:table-cell>
          <table:table-cell table:formula="of:=[.$D$41]" office:value-type="float" office:value="259.412592592593" calcext:value-type="float">
            <text:p>259.412592592593</text:p>
          </table:table-cell>
          <table:table-cell table:formula="of:=MAX([.C15:.F15])-MIN([.C15:.F15])" office:value-type="float" office:value="220" calcext:value-type="float">
            <text:p>220</text:p>
          </table:table-cell>
          <table:table-cell table:formula="of:=AVERAGE([.$K$7:.$K$33])" office:value-type="float" office:value="179.259259259259" calcext:value-type="float">
            <text:p>179.259259259259</text:p>
          </table:table-cell>
          <table:table-cell table:formula="of:=[.$D$38]" office:value-type="float" office:value="409.06962962963" calcext:value-type="float">
            <text:p>409.06962962963</text:p>
          </table:table-cell>
          <table:table-cell table:formula="of:=[.$D$3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380" calcext:value-type="float">
            <text:p>380</text:p>
          </table:table-cell>
          <table:table-cell table:formula="of:=COUNTIF([.$C$7:.$F$33];[.$A$3]&amp;[.A16])-COUNTIF([.$C$7:.$F$33];[.$A$3]&amp;[.A17])" office:value-type="float" office:value="11" calcext:value-type="float">
            <text:p>11</text:p>
          </table:table-cell>
          <table:table-cell office:value-type="float" office:value="320" calcext:value-type="float">
            <text:p>320</text:p>
          </table:table-cell>
          <table:table-cell office:value-type="float" office:value="485" calcext:value-type="float">
            <text:p>485</text:p>
          </table:table-cell>
          <table:table-cell office:value-type="float" office:value="330" calcext:value-type="float">
            <text:p>330</text:p>
          </table:table-cell>
          <table:table-cell office:value-type="float" office:value="225" calcext:value-type="float">
            <text:p>225</text:p>
          </table:table-cell>
          <table:table-cell table:formula="of:=AVERAGE([.C16:.F16])" office:value-type="float" office:value="340" calcext:value-type="float">
            <text:p>340</text:p>
          </table:table-cell>
          <table:table-cell table:formula="of:=AVERAGE([.$G$7:.$G$33])" office:value-type="float" office:value="390.092592592593" calcext:value-type="float">
            <text:p>390.092592592593</text:p>
          </table:table-cell>
          <table:table-cell table:formula="of:=[.$D$42]" office:value-type="float" office:value="520.772592592593" calcext:value-type="float">
            <text:p>520.772592592593</text:p>
          </table:table-cell>
          <table:table-cell table:formula="of:=[.$D$41]" office:value-type="float" office:value="259.412592592593" calcext:value-type="float">
            <text:p>259.412592592593</text:p>
          </table:table-cell>
          <table:table-cell table:formula="of:=MAX([.C16:.F16])-MIN([.C16:.F16])" office:value-type="float" office:value="260" calcext:value-type="float">
            <text:p>260</text:p>
          </table:table-cell>
          <table:table-cell table:formula="of:=AVERAGE([.$K$7:.$K$33])" office:value-type="float" office:value="179.259259259259" calcext:value-type="float">
            <text:p>179.259259259259</text:p>
          </table:table-cell>
          <table:table-cell table:formula="of:=[.$D$38]" office:value-type="float" office:value="409.06962962963" calcext:value-type="float">
            <text:p>409.06962962963</text:p>
          </table:table-cell>
          <table:table-cell table:formula="of:=[.$D$3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400" calcext:value-type="float">
            <text:p>400</text:p>
          </table:table-cell>
          <table:table-cell table:formula="of:=COUNTIF([.$C$7:.$F$33];[.$A$3]&amp;[.A17])-COUNTIF([.$C$7:.$F$33];[.$A$3]&amp;[.A18])"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505" calcext:value-type="float">
            <text:p>505</text:p>
          </table:table-cell>
          <table:table-cell office:value-type="float" office:value="320" calcext:value-type="float">
            <text:p>320</text:p>
          </table:table-cell>
          <table:table-cell office:value-type="float" office:value="370" calcext:value-type="float">
            <text:p>370</text:p>
          </table:table-cell>
          <table:table-cell table:formula="of:=AVERAGE([.C17:.F17])" office:value-type="float" office:value="386.25" calcext:value-type="float">
            <text:p>386.25</text:p>
          </table:table-cell>
          <table:table-cell table:formula="of:=AVERAGE([.$G$7:.$G$33])" office:value-type="float" office:value="390.092592592593" calcext:value-type="float">
            <text:p>390.092592592593</text:p>
          </table:table-cell>
          <table:table-cell table:formula="of:=[.$D$42]" office:value-type="float" office:value="520.772592592593" calcext:value-type="float">
            <text:p>520.772592592593</text:p>
          </table:table-cell>
          <table:table-cell table:formula="of:=[.$D$41]" office:value-type="float" office:value="259.412592592593" calcext:value-type="float">
            <text:p>259.412592592593</text:p>
          </table:table-cell>
          <table:table-cell table:formula="of:=MAX([.C17:.F17])-MIN([.C17:.F17])" office:value-type="float" office:value="185" calcext:value-type="float">
            <text:p>185</text:p>
          </table:table-cell>
          <table:table-cell table:formula="of:=AVERAGE([.$K$7:.$K$33])" office:value-type="float" office:value="179.259259259259" calcext:value-type="float">
            <text:p>179.259259259259</text:p>
          </table:table-cell>
          <table:table-cell table:formula="of:=[.$D$38]" office:value-type="float" office:value="409.06962962963" calcext:value-type="float">
            <text:p>409.06962962963</text:p>
          </table:table-cell>
          <table:table-cell table:formula="of:=[.$D$3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420" calcext:value-type="float">
            <text:p>420</text:p>
          </table:table-cell>
          <table:table-cell table:formula="of:=COUNTIF([.$C$7:.$F$33];[.$A$3]&amp;[.A18])-COUNTIF([.$C$7:.$F$33];[.$A$3]&amp;[.A19])" office:value-type="float" office:value="7" calcext:value-type="float">
            <text:p>7</text:p>
          </table:table-cell>
          <table:table-cell office:value-type="float" office:value="475" calcext:value-type="float">
            <text:p>475</text:p>
          </table:table-cell>
          <table:table-cell office:value-type="float" office:value="545" calcext:value-type="float">
            <text:p>545</text:p>
          </table:table-cell>
          <table:table-cell office:value-type="float" office:value="370" calcext:value-type="float">
            <text:p>370</text:p>
          </table:table-cell>
          <table:table-cell office:value-type="float" office:value="410" calcext:value-type="float">
            <text:p>410</text:p>
          </table:table-cell>
          <table:table-cell table:formula="of:=AVERAGE([.C18:.F18])" office:value-type="float" office:value="450" calcext:value-type="float">
            <text:p>450</text:p>
          </table:table-cell>
          <table:table-cell table:formula="of:=AVERAGE([.$G$7:.$G$33])" office:value-type="float" office:value="390.092592592593" calcext:value-type="float">
            <text:p>390.092592592593</text:p>
          </table:table-cell>
          <table:table-cell table:formula="of:=[.$D$42]" office:value-type="float" office:value="520.772592592593" calcext:value-type="float">
            <text:p>520.772592592593</text:p>
          </table:table-cell>
          <table:table-cell table:formula="of:=[.$D$41]" office:value-type="float" office:value="259.412592592593" calcext:value-type="float">
            <text:p>259.412592592593</text:p>
          </table:table-cell>
          <table:table-cell table:formula="of:=MAX([.C18:.F18])-MIN([.C18:.F18])" office:value-type="float" office:value="175" calcext:value-type="float">
            <text:p>175</text:p>
          </table:table-cell>
          <table:table-cell table:formula="of:=AVERAGE([.$K$7:.$K$33])" office:value-type="float" office:value="179.259259259259" calcext:value-type="float">
            <text:p>179.259259259259</text:p>
          </table:table-cell>
          <table:table-cell table:formula="of:=[.$D$38]" office:value-type="float" office:value="409.06962962963" calcext:value-type="float">
            <text:p>409.06962962963</text:p>
          </table:table-cell>
          <table:table-cell table:formula="of:=[.$D$3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rmal Distribution:</text:p>
          </table:table-cell>
          <table:table-cell table:number-columns-repeated="3"/>
        </table:table-row>
        <table:table-row table:style-name="ro2">
          <table:table-cell office:value-type="float" office:value="440" calcext:value-type="float">
            <text:p>440</text:p>
          </table:table-cell>
          <table:table-cell table:formula="of:=COUNTIF([.$C$7:.$F$33];[.$A$3]&amp;[.A19])-COUNTIF([.$C$7:.$F$33];[.$A$3]&amp;[.A20])" office:value-type="float" office:value="3" calcext:value-type="float">
            <text:p>3</text:p>
          </table:table-cell>
          <table:table-cell office:value-type="float" office:value="335" calcext:value-type="float">
            <text:p>335</text:p>
          </table:table-cell>
          <table:table-cell office:value-type="float" office:value="415" calcext:value-type="float">
            <text:p>415</text:p>
          </table:table-cell>
          <table:table-cell office:value-type="float" office:value="270" calcext:value-type="float">
            <text:p>270</text:p>
          </table:table-cell>
          <table:table-cell office:value-type="float" office:value="350" calcext:value-type="float">
            <text:p>350</text:p>
          </table:table-cell>
          <table:table-cell table:formula="of:=AVERAGE([.C19:.F19])" office:value-type="float" office:value="342.5" calcext:value-type="float">
            <text:p>342.5</text:p>
          </table:table-cell>
          <table:table-cell table:formula="of:=AVERAGE([.$G$7:.$G$33])" office:value-type="float" office:value="390.092592592593" calcext:value-type="float">
            <text:p>390.092592592593</text:p>
          </table:table-cell>
          <table:table-cell table:formula="of:=[.$D$42]" office:value-type="float" office:value="520.772592592593" calcext:value-type="float">
            <text:p>520.772592592593</text:p>
          </table:table-cell>
          <table:table-cell table:formula="of:=[.$D$41]" office:value-type="float" office:value="259.412592592593" calcext:value-type="float">
            <text:p>259.412592592593</text:p>
          </table:table-cell>
          <table:table-cell table:formula="of:=MAX([.C19:.F19])-MIN([.C19:.F19])" office:value-type="float" office:value="145" calcext:value-type="float">
            <text:p>145</text:p>
          </table:table-cell>
          <table:table-cell table:formula="of:=AVERAGE([.$K$7:.$K$33])" office:value-type="float" office:value="179.259259259259" calcext:value-type="float">
            <text:p>179.259259259259</text:p>
          </table:table-cell>
          <table:table-cell table:formula="of:=[.$D$38]" office:value-type="float" office:value="409.06962962963" calcext:value-type="float">
            <text:p>409.06962962963</text:p>
          </table:table-cell>
          <table:table-cell table:formula="of:=[.$D$3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table:formula="of:=[.G36]" office:value-type="float" office:value="390.092592592593" calcext:value-type="float">
            <text:p>390.092592592593</text:p>
          </table:table-cell>
          <table:table-cell table:number-columns-repeated="2"/>
        </table:table-row>
        <table:table-row table:style-name="ro2">
          <table:table-cell office:value-type="float" office:value="460" calcext:value-type="float">
            <text:p>460</text:p>
          </table:table-cell>
          <table:table-cell table:formula="of:=COUNTIF([.$C$7:.$F$33];[.$A$3]&amp;[.A20])-COUNTIF([.$C$7:.$F$33];[.$A$3]&amp;[.A21])" office:value-type="float" office:value="4" calcext:value-type="float">
            <text:p>4</text:p>
          </table:table-cell>
          <table:table-cell office:value-type="float" office:value="410" calcext:value-type="float">
            <text:p>410</text:p>
          </table:table-cell>
          <table:table-cell office:value-type="float" office:value="520" calcext:value-type="float">
            <text:p>520</text:p>
          </table:table-cell>
          <table:table-cell office:value-type="float" office:value="320" calcext:value-type="float">
            <text:p>320</text:p>
          </table:table-cell>
          <table:table-cell office:value-type="float" office:value="370" calcext:value-type="float">
            <text:p>370</text:p>
          </table:table-cell>
          <table:table-cell table:formula="of:=AVERAGE([.C20:.F20])" office:value-type="float" office:value="405" calcext:value-type="float">
            <text:p>405</text:p>
          </table:table-cell>
          <table:table-cell table:formula="of:=AVERAGE([.$G$7:.$G$33])" office:value-type="float" office:value="390.092592592593" calcext:value-type="float">
            <text:p>390.092592592593</text:p>
          </table:table-cell>
          <table:table-cell table:formula="of:=[.$D$42]" office:value-type="float" office:value="520.772592592593" calcext:value-type="float">
            <text:p>520.772592592593</text:p>
          </table:table-cell>
          <table:table-cell table:formula="of:=[.$D$41]" office:value-type="float" office:value="259.412592592593" calcext:value-type="float">
            <text:p>259.412592592593</text:p>
          </table:table-cell>
          <table:table-cell table:formula="of:=MAX([.C20:.F20])-MIN([.C20:.F20])" office:value-type="float" office:value="200" calcext:value-type="float">
            <text:p>200</text:p>
          </table:table-cell>
          <table:table-cell table:formula="of:=AVERAGE([.$K$7:.$K$33])" office:value-type="float" office:value="179.259259259259" calcext:value-type="float">
            <text:p>179.259259259259</text:p>
          </table:table-cell>
          <table:table-cell table:formula="of:=[.$D$38]" office:value-type="float" office:value="409.06962962963" calcext:value-type="float">
            <text:p>409.06962962963</text:p>
          </table:table-cell>
          <table:table-cell table:formula="of:=[.$D$3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igma</text:p>
          </table:table-cell>
          <table:table-cell table:formula="of:=[.R4]" office:value-type="float" office:value="87.0613206698685" calcext:value-type="float">
            <text:p>87.0613206698685</text:p>
          </table:table-cell>
          <table:table-cell table:number-columns-repeated="2"/>
        </table:table-row>
        <table:table-row table:style-name="ro2">
          <table:table-cell office:value-type="float" office:value="480" calcext:value-type="float">
            <text:p>480</text:p>
          </table:table-cell>
          <table:table-cell table:formula="of:=COUNTIF([.$C$7:.$F$33];[.$A$3]&amp;[.A21])-COUNTIF([.$C$7:.$F$33];[.$A$3]&amp;[.A22])" office:value-type="float" office:value="7" calcext:value-type="float">
            <text:p>7</text:p>
          </table:table-cell>
          <table:table-cell office:value-type="float" office:value="490" calcext:value-type="float">
            <text:p>490</text:p>
          </table:table-cell>
          <table:table-cell office:value-type="float" office:value="575" calcext:value-type="float">
            <text:p>575</text:p>
          </table:table-cell>
          <table:table-cell office:value-type="float" office:value="345" calcext:value-type="float">
            <text:p>345</text:p>
          </table:table-cell>
          <table:table-cell office:value-type="float" office:value="400" calcext:value-type="float">
            <text:p>400</text:p>
          </table:table-cell>
          <table:table-cell table:formula="of:=AVERAGE([.C21:.F21])" office:value-type="float" office:value="452.5" calcext:value-type="float">
            <text:p>452.5</text:p>
          </table:table-cell>
          <table:table-cell table:formula="of:=AVERAGE([.$G$7:.$G$33])" office:value-type="float" office:value="390.092592592593" calcext:value-type="float">
            <text:p>390.092592592593</text:p>
          </table:table-cell>
          <table:table-cell table:formula="of:=[.$D$42]" office:value-type="float" office:value="520.772592592593" calcext:value-type="float">
            <text:p>520.772592592593</text:p>
          </table:table-cell>
          <table:table-cell table:formula="of:=[.$D$41]" office:value-type="float" office:value="259.412592592593" calcext:value-type="float">
            <text:p>259.412592592593</text:p>
          </table:table-cell>
          <table:table-cell table:formula="of:=MAX([.C21:.F21])-MIN([.C21:.F21])" office:value-type="float" office:value="230" calcext:value-type="float">
            <text:p>230</text:p>
          </table:table-cell>
          <table:table-cell table:formula="of:=AVERAGE([.$K$7:.$K$33])" office:value-type="float" office:value="179.259259259259" calcext:value-type="float">
            <text:p>179.259259259259</text:p>
          </table:table-cell>
          <table:table-cell table:formula="of:=[.$D$38]" office:value-type="float" office:value="409.06962962963" calcext:value-type="float">
            <text:p>409.06962962963</text:p>
          </table:table-cell>
          <table:table-cell table:formula="of:=[.$D$3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(X&lt;LSL)</text:p>
          </table:table-cell>
          <table:table-cell table:style-name="ce7" table:formula="of:=COM.MICROSOFT.NORM.DIST([.D3];[.R19];[.R20];1)" office:value-type="float" office:value="0.150377035714806" calcext:value-type="float">
            <text:p>0.150377035714806</text:p>
          </table:table-cell>
          <table:table-cell table:number-columns-repeated="2"/>
        </table:table-row>
        <table:table-row table:style-name="ro2">
          <table:table-cell office:value-type="float" office:value="500" calcext:value-type="float">
            <text:p>500</text:p>
          </table:table-cell>
          <table:table-cell table:formula="of:=COUNTIF([.$C$7:.$F$33];[.$A$3]&amp;[.A22])-COUNTIF([.$C$7:.$F$33];[.$A$3]&amp;[.A23])" office:value-type="float" office:value="6" calcext:value-type="float">
            <text:p>6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  <table:table-cell office:value-type="float" office:value="280" calcext:value-type="float">
            <text:p>280</text:p>
          </table:table-cell>
          <table:table-cell office:value-type="float" office:value="335" calcext:value-type="float">
            <text:p>335</text:p>
          </table:table-cell>
          <table:table-cell table:formula="of:=AVERAGE([.C22:.F22])" office:value-type="float" office:value="366.25" calcext:value-type="float">
            <text:p>366.25</text:p>
          </table:table-cell>
          <table:table-cell table:formula="of:=AVERAGE([.$G$7:.$G$33])" office:value-type="float" office:value="390.092592592593" calcext:value-type="float">
            <text:p>390.092592592593</text:p>
          </table:table-cell>
          <table:table-cell table:formula="of:=[.$D$42]" office:value-type="float" office:value="520.772592592593" calcext:value-type="float">
            <text:p>520.772592592593</text:p>
          </table:table-cell>
          <table:table-cell table:formula="of:=[.$D$41]" office:value-type="float" office:value="259.412592592593" calcext:value-type="float">
            <text:p>259.412592592593</text:p>
          </table:table-cell>
          <table:table-cell table:formula="of:=MAX([.C22:.F22])-MIN([.C22:.F22])" office:value-type="float" office:value="150" calcext:value-type="float">
            <text:p>150</text:p>
          </table:table-cell>
          <table:table-cell table:formula="of:=AVERAGE([.$K$7:.$K$33])" office:value-type="float" office:value="179.259259259259" calcext:value-type="float">
            <text:p>179.259259259259</text:p>
          </table:table-cell>
          <table:table-cell table:formula="of:=[.$D$38]" office:value-type="float" office:value="409.06962962963" calcext:value-type="float">
            <text:p>409.06962962963</text:p>
          </table:table-cell>
          <table:table-cell table:formula="of:=[.$D$3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(X&gt;USL)</text:p>
          </table:table-cell>
          <table:table-cell table:style-name="ce8" table:formula="of:=1-COM.MICROSOFT.NORM.DIST([.C3];[.R19];[.R20];1)" office:value-type="float" office:value="0.103399973887063" calcext:value-type="float">
            <text:p>0.103399973887063</text:p>
          </table:table-cell>
          <table:table-cell table:number-columns-repeated="2"/>
        </table:table-row>
        <table:table-row table:style-name="ro2">
          <table:table-cell office:value-type="float" office:value="520" calcext:value-type="float">
            <text:p>520</text:p>
          </table:table-cell>
          <table:table-cell table:formula="of:=COUNTIF([.$C$7:.$F$33];[.$A$3]&amp;[.A23])-COUNTIF([.$C$7:.$F$33];[.$A$3]&amp;[.A24])" office:value-type="float" office:value="1" calcext:value-type="float">
            <text:p>1</text:p>
          </table:table-cell>
          <table:table-cell office:value-type="float" office:value="385" calcext:value-type="float">
            <text:p>385</text:p>
          </table:table-cell>
          <table:table-cell office:value-type="float" office:value="440" calcext:value-type="float">
            <text:p>440</text:p>
          </table:table-cell>
          <table:table-cell office:value-type="float" office:value="315" calcext:value-type="float">
            <text:p>315</text:p>
          </table:table-cell>
          <table:table-cell office:value-type="float" office:value="370" calcext:value-type="float">
            <text:p>370</text:p>
          </table:table-cell>
          <table:table-cell table:formula="of:=AVERAGE([.C23:.F23])" office:value-type="float" office:value="377.5" calcext:value-type="float">
            <text:p>377.5</text:p>
          </table:table-cell>
          <table:table-cell table:formula="of:=AVERAGE([.$G$7:.$G$33])" office:value-type="float" office:value="390.092592592593" calcext:value-type="float">
            <text:p>390.092592592593</text:p>
          </table:table-cell>
          <table:table-cell table:formula="of:=[.$D$42]" office:value-type="float" office:value="520.772592592593" calcext:value-type="float">
            <text:p>520.772592592593</text:p>
          </table:table-cell>
          <table:table-cell table:formula="of:=[.$D$41]" office:value-type="float" office:value="259.412592592593" calcext:value-type="float">
            <text:p>259.412592592593</text:p>
          </table:table-cell>
          <table:table-cell table:formula="of:=MAX([.C23:.F23])-MIN([.C23:.F23])" office:value-type="float" office:value="125" calcext:value-type="float">
            <text:p>125</text:p>
          </table:table-cell>
          <table:table-cell table:formula="of:=AVERAGE([.$K$7:.$K$33])" office:value-type="float" office:value="179.259259259259" calcext:value-type="float">
            <text:p>179.259259259259</text:p>
          </table:table-cell>
          <table:table-cell table:formula="of:=[.$D$38]" office:value-type="float" office:value="409.06962962963" calcext:value-type="float">
            <text:p>409.06962962963</text:p>
          </table:table-cell>
          <table:table-cell table:formula="of:=[.$D$3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(Defect)</text:p>
          </table:table-cell>
          <table:table-cell table:style-name="ce9" table:formula="of:=SUM([.R21:.R22])" office:value-type="float" office:value="0.25377700960187" calcext:value-type="float">
            <text:p>0.25377700960187</text:p>
          </table:table-cell>
          <table:table-cell table:number-columns-repeated="2"/>
        </table:table-row>
        <table:table-row table:style-name="ro2">
          <table:table-cell office:value-type="float" office:value="540" calcext:value-type="float">
            <text:p>540</text:p>
          </table:table-cell>
          <table:table-cell table:formula="of:=COUNTIF([.$C$7:.$F$33];[.$A$3]&amp;[.A24])-COUNTIF([.$C$7:.$F$33];[.$A$3]&amp;[.A25])" office:value-type="float" office:value="3" calcext:value-type="float">
            <text:p>3</text:p>
          </table:table-cell>
          <table:table-cell office:value-type="float" office:value="485" calcext:value-type="float">
            <text:p>485</text:p>
          </table:table-cell>
          <table:table-cell office:value-type="float" office:value="520" calcext:value-type="float">
            <text:p>520</text:p>
          </table:table-cell>
          <table:table-cell office:value-type="float" office:value="375" calcext:value-type="float">
            <text:p>375</text:p>
          </table:table-cell>
          <table:table-cell office:value-type="float" office:value="415" calcext:value-type="float">
            <text:p>415</text:p>
          </table:table-cell>
          <table:table-cell table:formula="of:=AVERAGE([.C24:.F24])" office:value-type="float" office:value="448.75" calcext:value-type="float">
            <text:p>448.75</text:p>
          </table:table-cell>
          <table:table-cell table:formula="of:=AVERAGE([.$G$7:.$G$33])" office:value-type="float" office:value="390.092592592593" calcext:value-type="float">
            <text:p>390.092592592593</text:p>
          </table:table-cell>
          <table:table-cell table:formula="of:=[.$D$42]" office:value-type="float" office:value="520.772592592593" calcext:value-type="float">
            <text:p>520.772592592593</text:p>
          </table:table-cell>
          <table:table-cell table:formula="of:=[.$D$41]" office:value-type="float" office:value="259.412592592593" calcext:value-type="float">
            <text:p>259.412592592593</text:p>
          </table:table-cell>
          <table:table-cell table:formula="of:=MAX([.C24:.F24])-MIN([.C24:.F24])" office:value-type="float" office:value="145" calcext:value-type="float">
            <text:p>145</text:p>
          </table:table-cell>
          <table:table-cell table:formula="of:=AVERAGE([.$K$7:.$K$33])" office:value-type="float" office:value="179.259259259259" calcext:value-type="float">
            <text:p>179.259259259259</text:p>
          </table:table-cell>
          <table:table-cell table:formula="of:=[.$D$38]" office:value-type="float" office:value="409.06962962963" calcext:value-type="float">
            <text:p>409.06962962963</text:p>
          </table:table-cell>
          <table:table-cell table:formula="of:=[.$D$3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560" calcext:value-type="float">
            <text:p>560</text:p>
          </table:table-cell>
          <table:table-cell table:formula="of:=COUNTIF([.$C$7:.$F$33];[.$A$3]&amp;[.A25])-COUNTIF([.$C$7:.$F$33];[.$A$3]&amp;[.A26])"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office:value-type="float" office:value="430" calcext:value-type="float">
            <text:p>430</text:p>
          </table:table-cell>
          <table:table-cell office:value-type="float" office:value="285" calcext:value-type="float">
            <text:p>285</text:p>
          </table:table-cell>
          <table:table-cell office:value-type="float" office:value="350" calcext:value-type="float">
            <text:p>350</text:p>
          </table:table-cell>
          <table:table-cell table:formula="of:=AVERAGE([.C25:.F25])" office:value-type="float" office:value="338.75" calcext:value-type="float">
            <text:p>338.75</text:p>
          </table:table-cell>
          <table:table-cell table:formula="of:=AVERAGE([.$G$7:.$G$33])" office:value-type="float" office:value="390.092592592593" calcext:value-type="float">
            <text:p>390.092592592593</text:p>
          </table:table-cell>
          <table:table-cell table:formula="of:=[.$D$42]" office:value-type="float" office:value="520.772592592593" calcext:value-type="float">
            <text:p>520.772592592593</text:p>
          </table:table-cell>
          <table:table-cell table:formula="of:=[.$D$41]" office:value-type="float" office:value="259.412592592593" calcext:value-type="float">
            <text:p>259.412592592593</text:p>
          </table:table-cell>
          <table:table-cell table:formula="of:=MAX([.C25:.F25])-MIN([.C25:.F25])" office:value-type="float" office:value="145" calcext:value-type="float">
            <text:p>145</text:p>
          </table:table-cell>
          <table:table-cell table:formula="of:=AVERAGE([.$K$7:.$K$33])" office:value-type="float" office:value="179.259259259259" calcext:value-type="float">
            <text:p>179.259259259259</text:p>
          </table:table-cell>
          <table:table-cell table:formula="of:=[.$D$38]" office:value-type="float" office:value="409.06962962963" calcext:value-type="float">
            <text:p>409.06962962963</text:p>
          </table:table-cell>
          <table:table-cell table:formula="of:=[.$D$3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PMO</text:p>
          </table:table-cell>
          <table:table-cell table:formula="of:=1000000*[.R23]" office:value-type="float" office:value="253777.00960187" calcext:value-type="float">
            <text:p>253777.00960187</text:p>
          </table:table-cell>
          <table:table-cell table:number-columns-repeated="2"/>
        </table:table-row>
        <table:table-row table:style-name="ro2">
          <table:table-cell office:value-type="float" office:value="580" calcext:value-type="float">
            <text:p>580</text:p>
          </table:table-cell>
          <table:table-cell table:formula="of:=COUNTIF([.$C$7:.$F$33];[.$A$3]&amp;[.A26])-COUNTIF([.$C$7:.$F$33];[.$A$3]&amp;[.A27])"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520" calcext:value-type="float">
            <text:p>520</text:p>
          </table:table-cell>
          <table:table-cell office:value-type="float" office:value="315" calcext:value-type="float">
            <text:p>315</text:p>
          </table:table-cell>
          <table:table-cell office:value-type="float" office:value="360" calcext:value-type="float">
            <text:p>360</text:p>
          </table:table-cell>
          <table:table-cell table:formula="of:=AVERAGE([.C26:.F26])" office:value-type="float" office:value="381.25" calcext:value-type="float">
            <text:p>381.25</text:p>
          </table:table-cell>
          <table:table-cell table:formula="of:=AVERAGE([.$G$7:.$G$33])" office:value-type="float" office:value="390.092592592593" calcext:value-type="float">
            <text:p>390.092592592593</text:p>
          </table:table-cell>
          <table:table-cell table:formula="of:=[.$D$42]" office:value-type="float" office:value="520.772592592593" calcext:value-type="float">
            <text:p>520.772592592593</text:p>
          </table:table-cell>
          <table:table-cell table:formula="of:=[.$D$41]" office:value-type="float" office:value="259.412592592593" calcext:value-type="float">
            <text:p>259.412592592593</text:p>
          </table:table-cell>
          <table:table-cell table:formula="of:=MAX([.C26:.F26])-MIN([.C26:.F26])" office:value-type="float" office:value="205" calcext:value-type="float">
            <text:p>205</text:p>
          </table:table-cell>
          <table:table-cell table:formula="of:=AVERAGE([.$K$7:.$K$33])" office:value-type="float" office:value="179.259259259259" calcext:value-type="float">
            <text:p>179.259259259259</text:p>
          </table:table-cell>
          <table:table-cell table:formula="of:=[.$D$38]" office:value-type="float" office:value="409.06962962963" calcext:value-type="float">
            <text:p>409.06962962963</text:p>
          </table:table-cell>
          <table:table-cell table:formula="of:=[.$D$3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450" calcext:value-type="float">
            <text:p>450</text:p>
          </table:table-cell>
          <table:table-cell office:value-type="float" office:value="510" calcext:value-type="float">
            <text:p>51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formula="of:=AVERAGE([.C27:.F27])" office:value-type="float" office:value="427.5" calcext:value-type="float">
            <text:p>427.5</text:p>
          </table:table-cell>
          <table:table-cell table:formula="of:=AVERAGE([.$G$7:.$G$33])" office:value-type="float" office:value="390.092592592593" calcext:value-type="float">
            <text:p>390.092592592593</text:p>
          </table:table-cell>
          <table:table-cell table:formula="of:=[.$D$42]" office:value-type="float" office:value="520.772592592593" calcext:value-type="float">
            <text:p>520.772592592593</text:p>
          </table:table-cell>
          <table:table-cell table:formula="of:=[.$D$41]" office:value-type="float" office:value="259.412592592593" calcext:value-type="float">
            <text:p>259.412592592593</text:p>
          </table:table-cell>
          <table:table-cell table:formula="of:=MAX([.C27:.F27])-MIN([.C27:.F27])" office:value-type="float" office:value="160" calcext:value-type="float">
            <text:p>160</text:p>
          </table:table-cell>
          <table:table-cell table:formula="of:=AVERAGE([.$K$7:.$K$33])" office:value-type="float" office:value="179.259259259259" calcext:value-type="float">
            <text:p>179.259259259259</text:p>
          </table:table-cell>
          <table:table-cell table:formula="of:=[.$D$38]" office:value-type="float" office:value="409.06962962963" calcext:value-type="float">
            <text:p>409.06962962963</text:p>
          </table:table-cell>
          <table:table-cell table:formula="of:=[.$D$3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435" calcext:value-type="float">
            <text:p>435</text:p>
          </table:table-cell>
          <table:table-cell office:value-type="float" office:value="295" calcext:value-type="float">
            <text:p>295</text:p>
          </table:table-cell>
          <table:table-cell office:value-type="float" office:value="360" calcext:value-type="float">
            <text:p>360</text:p>
          </table:table-cell>
          <table:table-cell table:formula="of:=AVERAGE([.C28:.F28])" office:value-type="float" office:value="350" calcext:value-type="float">
            <text:p>350</text:p>
          </table:table-cell>
          <table:table-cell table:formula="of:=AVERAGE([.$G$7:.$G$33])" office:value-type="float" office:value="390.092592592593" calcext:value-type="float">
            <text:p>390.092592592593</text:p>
          </table:table-cell>
          <table:table-cell table:formula="of:=[.$D$42]" office:value-type="float" office:value="520.772592592593" calcext:value-type="float">
            <text:p>520.772592592593</text:p>
          </table:table-cell>
          <table:table-cell table:formula="of:=[.$D$41]" office:value-type="float" office:value="259.412592592593" calcext:value-type="float">
            <text:p>259.412592592593</text:p>
          </table:table-cell>
          <table:table-cell table:formula="of:=MAX([.C28:.F28])-MIN([.C28:.F28])" office:value-type="float" office:value="140" calcext:value-type="float">
            <text:p>140</text:p>
          </table:table-cell>
          <table:table-cell table:formula="of:=AVERAGE([.$K$7:.$K$33])" office:value-type="float" office:value="179.259259259259" calcext:value-type="float">
            <text:p>179.259259259259</text:p>
          </table:table-cell>
          <table:table-cell table:formula="of:=[.$D$38]" office:value-type="float" office:value="409.06962962963" calcext:value-type="float">
            <text:p>409.06962962963</text:p>
          </table:table-cell>
          <table:table-cell table:formula="of:=[.$D$3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440" calcext:value-type="float">
            <text:p>440</text:p>
          </table:table-cell>
          <table:table-cell office:value-type="float" office:value="305" calcext:value-type="float">
            <text:p>305</text:p>
          </table:table-cell>
          <table:table-cell office:value-type="float" office:value="360" calcext:value-type="float">
            <text:p>360</text:p>
          </table:table-cell>
          <table:table-cell table:formula="of:=AVERAGE([.C29:.F29])" office:value-type="float" office:value="373.75" calcext:value-type="float">
            <text:p>373.75</text:p>
          </table:table-cell>
          <table:table-cell table:formula="of:=AVERAGE([.$G$7:.$G$33])" office:value-type="float" office:value="390.092592592593" calcext:value-type="float">
            <text:p>390.092592592593</text:p>
          </table:table-cell>
          <table:table-cell table:formula="of:=[.$D$42]" office:value-type="float" office:value="520.772592592593" calcext:value-type="float">
            <text:p>520.772592592593</text:p>
          </table:table-cell>
          <table:table-cell table:formula="of:=[.$D$41]" office:value-type="float" office:value="259.412592592593" calcext:value-type="float">
            <text:p>259.412592592593</text:p>
          </table:table-cell>
          <table:table-cell table:formula="of:=MAX([.C29:.F29])-MIN([.C29:.F29])" office:value-type="float" office:value="135" calcext:value-type="float">
            <text:p>135</text:p>
          </table:table-cell>
          <table:table-cell table:formula="of:=AVERAGE([.$K$7:.$K$33])" office:value-type="float" office:value="179.259259259259" calcext:value-type="float">
            <text:p>179.259259259259</text:p>
          </table:table-cell>
          <table:table-cell table:formula="of:=[.$D$38]" office:value-type="float" office:value="409.06962962963" calcext:value-type="float">
            <text:p>409.06962962963</text:p>
          </table:table-cell>
          <table:table-cell table:formula="of:=[.$D$3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560" calcext:value-type="float">
            <text:p>560</text:p>
          </table:table-cell>
          <table:table-cell office:value-type="float" office:value="330" calcext:value-type="float">
            <text:p>330</text:p>
          </table:table-cell>
          <table:table-cell office:value-type="float" office:value="390" calcext:value-type="float">
            <text:p>390</text:p>
          </table:table-cell>
          <table:table-cell table:formula="of:=AVERAGE([.C30:.F30])" office:value-type="float" office:value="417.5" calcext:value-type="float">
            <text:p>417.5</text:p>
          </table:table-cell>
          <table:table-cell table:formula="of:=AVERAGE([.$G$7:.$G$33])" office:value-type="float" office:value="390.092592592593" calcext:value-type="float">
            <text:p>390.092592592593</text:p>
          </table:table-cell>
          <table:table-cell table:formula="of:=[.$D$42]" office:value-type="float" office:value="520.772592592593" calcext:value-type="float">
            <text:p>520.772592592593</text:p>
          </table:table-cell>
          <table:table-cell table:formula="of:=[.$D$41]" office:value-type="float" office:value="259.412592592593" calcext:value-type="float">
            <text:p>259.412592592593</text:p>
          </table:table-cell>
          <table:table-cell table:formula="of:=MAX([.C30:.F30])-MIN([.C30:.F30])" office:value-type="float" office:value="230" calcext:value-type="float">
            <text:p>230</text:p>
          </table:table-cell>
          <table:table-cell table:formula="of:=AVERAGE([.$K$7:.$K$33])" office:value-type="float" office:value="179.259259259259" calcext:value-type="float">
            <text:p>179.259259259259</text:p>
          </table:table-cell>
          <table:table-cell table:formula="of:=[.$D$38]" office:value-type="float" office:value="409.06962962963" calcext:value-type="float">
            <text:p>409.06962962963</text:p>
          </table:table-cell>
          <table:table-cell table:formula="of:=[.$D$3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325" calcext:value-type="float">
            <text:p>325</text:p>
          </table:table-cell>
          <table:table-cell office:value-type="float" office:value="485" calcext:value-type="float">
            <text:p>485</text:p>
          </table:table-cell>
          <table:table-cell office:value-type="float" office:value="250" calcext:value-type="float">
            <text:p>250</text:p>
          </table:table-cell>
          <table:table-cell office:value-type="float" office:value="340" calcext:value-type="float">
            <text:p>340</text:p>
          </table:table-cell>
          <table:table-cell table:formula="of:=AVERAGE([.C31:.F31])" office:value-type="float" office:value="350" calcext:value-type="float">
            <text:p>350</text:p>
          </table:table-cell>
          <table:table-cell table:formula="of:=AVERAGE([.$G$7:.$G$33])" office:value-type="float" office:value="390.092592592593" calcext:value-type="float">
            <text:p>390.092592592593</text:p>
          </table:table-cell>
          <table:table-cell table:formula="of:=[.$D$42]" office:value-type="float" office:value="520.772592592593" calcext:value-type="float">
            <text:p>520.772592592593</text:p>
          </table:table-cell>
          <table:table-cell table:formula="of:=[.$D$41]" office:value-type="float" office:value="259.412592592593" calcext:value-type="float">
            <text:p>259.412592592593</text:p>
          </table:table-cell>
          <table:table-cell table:formula="of:=MAX([.C31:.F31])-MIN([.C31:.F31])" office:value-type="float" office:value="235" calcext:value-type="float">
            <text:p>235</text:p>
          </table:table-cell>
          <table:table-cell table:formula="of:=AVERAGE([.$K$7:.$K$33])" office:value-type="float" office:value="179.259259259259" calcext:value-type="float">
            <text:p>179.259259259259</text:p>
          </table:table-cell>
          <table:table-cell table:formula="of:=[.$D$38]" office:value-type="float" office:value="409.06962962963" calcext:value-type="float">
            <text:p>409.06962962963</text:p>
          </table:table-cell>
          <table:table-cell table:formula="of:=[.$D$3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540" calcext:value-type="float">
            <text:p>540</text:p>
          </table:table-cell>
          <table:table-cell office:value-type="float" office:value="265" calcext:value-type="float">
            <text:p>265</text:p>
          </table:table-cell>
          <table:table-cell office:value-type="float" office:value="325" calcext:value-type="float">
            <text:p>325</text:p>
          </table:table-cell>
          <table:table-cell table:formula="of:=AVERAGE([.C32:.F32])" office:value-type="float" office:value="382.5" calcext:value-type="float">
            <text:p>382.5</text:p>
          </table:table-cell>
          <table:table-cell table:formula="of:=AVERAGE([.$G$7:.$G$33])" office:value-type="float" office:value="390.092592592593" calcext:value-type="float">
            <text:p>390.092592592593</text:p>
          </table:table-cell>
          <table:table-cell table:formula="of:=[.$D$42]" office:value-type="float" office:value="520.772592592593" calcext:value-type="float">
            <text:p>520.772592592593</text:p>
          </table:table-cell>
          <table:table-cell table:formula="of:=[.$D$41]" office:value-type="float" office:value="259.412592592593" calcext:value-type="float">
            <text:p>259.412592592593</text:p>
          </table:table-cell>
          <table:table-cell table:formula="of:=MAX([.C32:.F32])-MIN([.C32:.F32])" office:value-type="float" office:value="275" calcext:value-type="float">
            <text:p>275</text:p>
          </table:table-cell>
          <table:table-cell table:formula="of:=AVERAGE([.$K$7:.$K$33])" office:value-type="float" office:value="179.259259259259" calcext:value-type="float">
            <text:p>179.259259259259</text:p>
          </table:table-cell>
          <table:table-cell table:formula="of:=[.$D$38]" office:value-type="float" office:value="409.06962962963" calcext:value-type="float">
            <text:p>409.06962962963</text:p>
          </table:table-cell>
          <table:table-cell table:formula="of:=[.$D$3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450" calcext:value-type="float">
            <text:p>45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table:formula="of:=AVERAGE([.C33:.F33])" office:value-type="float" office:value="426.25" calcext:value-type="float">
            <text:p>426.25</text:p>
          </table:table-cell>
          <table:table-cell table:formula="of:=AVERAGE([.$G$7:.$G$33])" office:value-type="float" office:value="390.092592592593" calcext:value-type="float">
            <text:p>390.092592592593</text:p>
          </table:table-cell>
          <table:table-cell table:formula="of:=[.$D$42]" office:value-type="float" office:value="520.772592592593" calcext:value-type="float">
            <text:p>520.772592592593</text:p>
          </table:table-cell>
          <table:table-cell table:formula="of:=[.$D$41]" office:value-type="float" office:value="259.412592592593" calcext:value-type="float">
            <text:p>259.412592592593</text:p>
          </table:table-cell>
          <table:table-cell table:formula="of:=MAX([.C33:.F33])-MIN([.C33:.F33])" office:value-type="float" office:value="135" calcext:value-type="float">
            <text:p>135</text:p>
          </table:table-cell>
          <table:table-cell table:formula="of:=AVERAGE([.$K$7:.$K$33])" office:value-type="float" office:value="179.259259259259" calcext:value-type="float">
            <text:p>179.259259259259</text:p>
          </table:table-cell>
          <table:table-cell table:formula="of:=[.$D$38]" office:value-type="float" office:value="409.06962962963" calcext:value-type="float">
            <text:p>409.06962962963</text:p>
          </table:table-cell>
          <table:table-cell table:formula="of:=[.$D$37]" office:value-type="float" office:value="0" calcext:value-type="float">
            <text:p>0</text:p>
          </table:table-cell>
          <table:table-cell table:number-columns-repeated="6"/>
        </table:table-row>
        <table:table-row table:style-name="ro3" table:number-rows-repeated="2">
          <table:table-cell table:number-columns-repeated="2"/>
          <table:table-cell table:style-name="Default" table:number-columns-repeated="4"/>
          <table:table-cell table:number-columns-repeated="14"/>
        </table:table-row>
        <table:table-row table:style-name="ro3">
          <table:table-cell table:number-columns-repeated="2"/>
          <table:table-cell table:style-name="ce18" office:value-type="string" calcext:value-type="string">
            <text:p>Range:</text:p>
          </table:table-cell>
          <table:table-cell table:style-name="Default" table:number-columns-repeated="2"/>
          <table:table-cell table:style-name="ce18" office:value-type="string" calcext:value-type="string">
            <text:p>X_bar_bar</text:p>
          </table:table-cell>
          <table:table-cell table:style-name="ce18" table:formula="of:=AVERAGE([.$G$7:.$G$33])" office:value-type="float" office:value="390.092592592593" calcext:value-type="float">
            <text:p>390.092592592593</text:p>
          </table:table-cell>
          <table:table-cell table:number-columns-repeated="13"/>
        </table:table-row>
        <table:table-row table:style-name="ro3">
          <table:table-cell table:number-columns-repeated="2"/>
          <table:table-cell table:style-name="ce18" office:value-type="string" calcext:value-type="string">
            <text:p>LCL=R_bar*D_3</text:p>
          </table:table-cell>
          <table:table-cell table:style-name="Default" table:formula="of:=[.G37]*0" office:value-type="float" office:value="0" calcext:value-type="float">
            <text:p>0</text:p>
          </table:table-cell>
          <table:table-cell table:style-name="Default"/>
          <table:table-cell table:style-name="ce18" office:value-type="string" calcext:value-type="string">
            <text:p>R_bar</text:p>
          </table:table-cell>
          <table:table-cell table:style-name="ce18" table:formula="of:=AVERAGE([.$K$7:.$K$33])" office:value-type="float" office:value="179.259259259259" calcext:value-type="float">
            <text:p>179.259259259259</text:p>
          </table:table-cell>
          <table:table-cell table:number-columns-repeated="13"/>
        </table:table-row>
        <table:table-row table:style-name="ro3">
          <table:table-cell table:number-columns-repeated="2"/>
          <table:table-cell table:style-name="ce18" office:value-type="string" calcext:value-type="string">
            <text:p>UCL=R_bar*D_4</text:p>
          </table:table-cell>
          <table:table-cell table:style-name="Default" table:formula="of:=[.G37]*2.282" office:value-type="float" office:value="409.06962962963" calcext:value-type="float">
            <text:p>409.06962962963</text:p>
          </table:table-cell>
          <table:table-cell table:style-name="Default"/>
          <table:table-cell table:style-name="ce18" office:value-type="string" calcext:value-type="string">
            <text:p>sigma_x</text:p>
          </table:table-cell>
          <table:table-cell table:style-name="ce18" table:formula="of:=[.G37]/2.059" office:value-type="float" office:value="87.0613206698685" calcext:value-type="float">
            <text:p>87.0613206698685</text:p>
          </table:table-cell>
          <table:table-cell table:number-columns-repeated="13"/>
        </table:table-row>
        <table:table-row table:style-name="ro3">
          <table:table-cell table:number-columns-repeated="2"/>
          <table:table-cell table:style-name="ce18"/>
          <table:table-cell table:style-name="Default" table:number-columns-repeated="3"/>
          <table:table-cell table:number-columns-repeated="14"/>
        </table:table-row>
        <table:table-row table:style-name="ro3">
          <table:table-cell table:number-columns-repeated="2"/>
          <table:table-cell table:style-name="ce18" office:value-type="string" calcext:value-type="string">
            <text:p>Mean:</text:p>
          </table:table-cell>
          <table:table-cell table:style-name="Default" table:number-columns-repeated="3"/>
          <table:table-cell table:number-columns-repeated="14"/>
        </table:table-row>
        <table:table-row table:style-name="ro3">
          <table:table-cell table:number-columns-repeated="2"/>
          <table:table-cell table:style-name="ce18" office:value-type="string" calcext:value-type="string">
            <text:p>LCL=x_bar_bar-A_2R_bar</text:p>
          </table:table-cell>
          <table:table-cell table:style-name="Default" table:formula="of:=[.G36]-0.729*[.G37]" office:value-type="float" office:value="259.412592592593" calcext:value-type="float">
            <text:p>259.412592592593</text:p>
          </table:table-cell>
          <table:table-cell table:style-name="Default" table:number-columns-repeated="2"/>
          <table:table-cell table:number-columns-repeated="14"/>
        </table:table-row>
        <table:table-row table:style-name="ro3">
          <table:table-cell table:number-columns-repeated="2"/>
          <table:table-cell table:style-name="ce18" office:value-type="string" calcext:value-type="string">
            <text:p>UCL=x_bar_bar+A_2R_bar</text:p>
          </table:table-cell>
          <table:table-cell table:style-name="Default" table:formula="of:=[.G36]+0.729*[.G37]" office:value-type="float" office:value="520.772592592593" calcext:value-type="float">
            <text:p>520.772592592593</text:p>
          </table:table-cell>
          <table:table-cell table:style-name="Default" table:number-columns-repeated="2"/>
          <table:table-cell table:number-columns-repeated="14"/>
        </table:table-row>
        <calcext:conditional-formats>
          <calcext:conditional-format calcext:target-range-address="'Air Particulate'.R10:'Air Particulate'.R10">
            <calcext:condition calcext:apply-style-name="Bad" calcext:value="top-percent(0)" calcext:base-cell-address="'Air Particulate'.R10"/>
          </calcext:conditional-format>
          <calcext:conditional-format calcext:target-range-address="'Air Particulate'.R10:'Air Particulate'.R11">
            <calcext:condition calcext:apply-style-name="Good" calcext:value="below-average" calcext:base-cell-address="'Air Particulate'.R10"/>
            <calcext:condition calcext:apply-style-name="Bad" calcext:value="above-average" calcext:base-cell-address="'Air Particulate'.R1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 number:grouping="true"/>
    </number:number-style>
    <number:number-style style:name="N134">
      <number:number number:decimal-places="4" loext:min-decimal-places="4" number:min-integer-digits="1" number:grouping="true"/>
    </number:number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22:22:50.615520542</meta:creation-date>
    <dc:date>2019-04-22T00:17:33.005868182</dc:date>
    <meta:editing-duration>PT26M57S</meta:editing-duration>
    <meta:editing-cycles>2</meta:editing-cycles>
    <meta:generator>LibreOffice/6.0.7.3$Linux_X86_64 LibreOffice_project/00m0$Build-3</meta:generator>
    <meta:document-statistic meta:table-count="4" meta:cell-count="531" meta:object-count="12"/>
  </office:meta>
</office:document-meta>
</file>

<file path=Object 1/content.xml><?xml version="1.0" encoding="utf-8"?>
<math xmlns="http://www.w3.org/1998/Math/MathML" display="block">
  <semantics>
    <mrow>
      <mover accent="true">
        <mi>σ</mi>
        <mo stretchy="false">^</mo>
      </mover>
      <mo stretchy="false">=</mo>
      <mfrac>
        <mover accent="true">
          <mi>s</mi>
          <mo stretchy="false">¯</mo>
        </mover>
        <msub>
          <mi>c</mi>
          <mn>4</mn>
        </msub>
      </mfrac>
    </mrow>
    <annotation encoding="StarMath 5.0">hat %sigma = {bar s} over {c_4}</annotation>
  </semantics>
</math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2bf44" draw:fill-color="#72bf44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ed1c24" draw:fill-color="#ed1c2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6cm" svg:height="9.007cm" xlink:href=".." xlink:type="simple" chart:class="chart:line" chart:style-name="ch1">
        <chart:title svg:x="6.84cm" svg:y="0.316cm" chart:style-name="ch2">
          <text:p>Rbar Chart</text:p>
        </chart:title>
        <chart:legend chart:legend-position="end" svg:x="13.772cm" svg:y="3.457cm" style:legend-expansion="high" chart:style-name="ch3"/>
        <chart:plot-area chart:style-name="ch4" table:cell-range-address="'Air Particulate'.K6:'Air Particulate'.N33" chart:data-source-has-labels="row" svg:x="0.32cm" svg:y="1.275cm" svg:width="13.132cm" svg:height="7.552cm">
          <chartooo:coordinate-region svg:x="1.127cm" svg:y="1.474cm" svg:width="12.138cm" svg:height="6.70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Air Particulate'.K7:'Air Particulate'.K33" chart:label-cell-address="'Air Particulate'.K6:'Air Particulate'.K6" chart:class="chart:line">
            <chart:data-point chart:repeated="27"/>
          </chart:series>
          <chart:series chart:style-name="ch8" chart:values-cell-range-address="'Air Particulate'.L7:'Air Particulate'.L33" chart:label-cell-address="'Air Particulate'.L6:'Air Particulate'.L6" chart:class="chart:line">
            <chart:data-point chart:repeated="27"/>
          </chart:series>
          <chart:series chart:style-name="ch9" chart:values-cell-range-address="'Air Particulate'.M7:'Air Particulate'.M33" chart:label-cell-address="'Air Particulate'.M6:'Air Particulate'.M6" chart:class="chart:line">
            <chart:data-point chart:repeated="27"/>
          </chart:series>
          <chart:series chart:style-name="ch10" chart:values-cell-range-address="'Air Particulate'.N7:'Air Particulate'.N33" chart:label-cell-address="'Air Particulate'.N6:'Air Particulate'.N6" chart:class="chart:line"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_i</text:p>
                <draw:g>
                  <svg:desc>'Air Particulate'.K6:'Air Particulate'.K6</svg:desc>
                </draw:g>
              </table:table-cell>
              <table:table-cell office:value-type="string">
                <text:p>R_bar</text:p>
                <draw:g>
                  <svg:desc>'Air Particulate'.L6:'Air Particulate'.L6</svg:desc>
                </draw:g>
              </table:table-cell>
              <table:table-cell office:value-type="string">
                <text:p>UCL</text:p>
                <draw:g>
                  <svg:desc>'Air Particulate'.M6:'Air Particulate'.M6</svg:desc>
                </draw:g>
              </table:table-cell>
              <table:table-cell office:value-type="string">
                <text:p>LCL</text:p>
                <draw:g>
                  <svg:desc>'Air Particulate'.N6:'Air Particulate'.N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5">
                <text:p>165</text:p>
                <draw:g>
                  <svg:desc>'Air Particulate'.K7:'Air Particulate'.K33</svg:desc>
                </draw:g>
              </table:table-cell>
              <table:table-cell office:value-type="float" office:value="179.259259259259">
                <text:p>179.259259259259</text:p>
                <draw:g>
                  <svg:desc>'Air Particulate'.L7:'Air Particulate'.L33</svg:desc>
                </draw:g>
              </table:table-cell>
              <table:table-cell office:value-type="float" office:value="409.06962962963">
                <text:p>409.06962962963</text:p>
                <draw:g>
                  <svg:desc>'Air Particulate'.M7:'Air Particulate'.M33</svg:desc>
                </draw:g>
              </table:table-cell>
              <table:table-cell office:value-type="float" office:value="0">
                <text:p>0</text:p>
                <draw:g>
                  <svg:desc>'Air Particulate'.N7:'Air Particulate'.N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0">
                <text:p>170</text:p>
              </table:table-cell>
              <table:table-cell office:value-type="float" office:value="179.259259259259">
                <text:p>179.259259259259</text:p>
              </table:table-cell>
              <table:table-cell office:value-type="float" office:value="409.06962962963">
                <text:p>409.06962962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">
                <text:p>135</text:p>
              </table:table-cell>
              <table:table-cell office:value-type="float" office:value="179.259259259259">
                <text:p>179.259259259259</text:p>
              </table:table-cell>
              <table:table-cell office:value-type="float" office:value="409.06962962963">
                <text:p>409.06962962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5">
                <text:p>105</text:p>
              </table:table-cell>
              <table:table-cell office:value-type="float" office:value="179.259259259259">
                <text:p>179.259259259259</text:p>
              </table:table-cell>
              <table:table-cell office:value-type="float" office:value="409.06962962963">
                <text:p>409.06962962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5">
                <text:p>205</text:p>
              </table:table-cell>
              <table:table-cell office:value-type="float" office:value="179.259259259259">
                <text:p>179.259259259259</text:p>
              </table:table-cell>
              <table:table-cell office:value-type="float" office:value="409.06962962963">
                <text:p>409.06962962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5">
                <text:p>235</text:p>
              </table:table-cell>
              <table:table-cell office:value-type="float" office:value="179.259259259259">
                <text:p>179.259259259259</text:p>
              </table:table-cell>
              <table:table-cell office:value-type="float" office:value="409.06962962963">
                <text:p>409.06962962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5">
                <text:p>185</text:p>
              </table:table-cell>
              <table:table-cell office:value-type="float" office:value="179.259259259259">
                <text:p>179.259259259259</text:p>
              </table:table-cell>
              <table:table-cell office:value-type="float" office:value="409.06962962963">
                <text:p>409.06962962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5">
                <text:p>145</text:p>
              </table:table-cell>
              <table:table-cell office:value-type="float" office:value="179.259259259259">
                <text:p>179.259259259259</text:p>
              </table:table-cell>
              <table:table-cell office:value-type="float" office:value="409.06962962963">
                <text:p>409.06962962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0">
                <text:p>220</text:p>
              </table:table-cell>
              <table:table-cell office:value-type="float" office:value="179.259259259259">
                <text:p>179.259259259259</text:p>
              </table:table-cell>
              <table:table-cell office:value-type="float" office:value="409.06962962963">
                <text:p>409.06962962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0">
                <text:p>260</text:p>
              </table:table-cell>
              <table:table-cell office:value-type="float" office:value="179.259259259259">
                <text:p>179.259259259259</text:p>
              </table:table-cell>
              <table:table-cell office:value-type="float" office:value="409.06962962963">
                <text:p>409.06962962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5">
                <text:p>185</text:p>
              </table:table-cell>
              <table:table-cell office:value-type="float" office:value="179.259259259259">
                <text:p>179.259259259259</text:p>
              </table:table-cell>
              <table:table-cell office:value-type="float" office:value="409.06962962963">
                <text:p>409.06962962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5">
                <text:p>175</text:p>
              </table:table-cell>
              <table:table-cell office:value-type="float" office:value="179.259259259259">
                <text:p>179.259259259259</text:p>
              </table:table-cell>
              <table:table-cell office:value-type="float" office:value="409.06962962963">
                <text:p>409.06962962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5">
                <text:p>145</text:p>
              </table:table-cell>
              <table:table-cell office:value-type="float" office:value="179.259259259259">
                <text:p>179.259259259259</text:p>
              </table:table-cell>
              <table:table-cell office:value-type="float" office:value="409.06962962963">
                <text:p>409.06962962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">
                <text:p>200</text:p>
              </table:table-cell>
              <table:table-cell office:value-type="float" office:value="179.259259259259">
                <text:p>179.259259259259</text:p>
              </table:table-cell>
              <table:table-cell office:value-type="float" office:value="409.06962962963">
                <text:p>409.06962962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0">
                <text:p>230</text:p>
              </table:table-cell>
              <table:table-cell office:value-type="float" office:value="179.259259259259">
                <text:p>179.259259259259</text:p>
              </table:table-cell>
              <table:table-cell office:value-type="float" office:value="409.06962962963">
                <text:p>409.06962962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179.259259259259">
                <text:p>179.259259259259</text:p>
              </table:table-cell>
              <table:table-cell office:value-type="float" office:value="409.06962962963">
                <text:p>409.06962962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5">
                <text:p>125</text:p>
              </table:table-cell>
              <table:table-cell office:value-type="float" office:value="179.259259259259">
                <text:p>179.259259259259</text:p>
              </table:table-cell>
              <table:table-cell office:value-type="float" office:value="409.06962962963">
                <text:p>409.06962962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5">
                <text:p>145</text:p>
              </table:table-cell>
              <table:table-cell office:value-type="float" office:value="179.259259259259">
                <text:p>179.259259259259</text:p>
              </table:table-cell>
              <table:table-cell office:value-type="float" office:value="409.06962962963">
                <text:p>409.06962962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5">
                <text:p>145</text:p>
              </table:table-cell>
              <table:table-cell office:value-type="float" office:value="179.259259259259">
                <text:p>179.259259259259</text:p>
              </table:table-cell>
              <table:table-cell office:value-type="float" office:value="409.06962962963">
                <text:p>409.06962962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5">
                <text:p>205</text:p>
              </table:table-cell>
              <table:table-cell office:value-type="float" office:value="179.259259259259">
                <text:p>179.259259259259</text:p>
              </table:table-cell>
              <table:table-cell office:value-type="float" office:value="409.06962962963">
                <text:p>409.06962962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0">
                <text:p>160</text:p>
              </table:table-cell>
              <table:table-cell office:value-type="float" office:value="179.259259259259">
                <text:p>179.259259259259</text:p>
              </table:table-cell>
              <table:table-cell office:value-type="float" office:value="409.06962962963">
                <text:p>409.06962962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0">
                <text:p>140</text:p>
              </table:table-cell>
              <table:table-cell office:value-type="float" office:value="179.259259259259">
                <text:p>179.259259259259</text:p>
              </table:table-cell>
              <table:table-cell office:value-type="float" office:value="409.06962962963">
                <text:p>409.06962962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5">
                <text:p>135</text:p>
              </table:table-cell>
              <table:table-cell office:value-type="float" office:value="179.259259259259">
                <text:p>179.259259259259</text:p>
              </table:table-cell>
              <table:table-cell office:value-type="float" office:value="409.06962962963">
                <text:p>409.06962962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179.259259259259">
                <text:p>179.259259259259</text:p>
              </table:table-cell>
              <table:table-cell office:value-type="float" office:value="409.06962962963">
                <text:p>409.06962962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5">
                <text:p>235</text:p>
              </table:table-cell>
              <table:table-cell office:value-type="float" office:value="179.259259259259">
                <text:p>179.259259259259</text:p>
              </table:table-cell>
              <table:table-cell office:value-type="float" office:value="409.06962962963">
                <text:p>409.06962962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5">
                <text:p>275</text:p>
              </table:table-cell>
              <table:table-cell office:value-type="float" office:value="179.259259259259">
                <text:p>179.259259259259</text:p>
              </table:table-cell>
              <table:table-cell office:value-type="float" office:value="409.06962962963">
                <text:p>409.06962962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">
                <text:p>135</text:p>
              </table:table-cell>
              <table:table-cell office:value-type="float" office:value="179.259259259259">
                <text:p>179.259259259259</text:p>
              </table:table-cell>
              <table:table-cell office:value-type="float" office:value="409.06962962963">
                <text:p>409.0696296296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8cm" svg:height="8.981cm" xlink:href=".." xlink:type="simple" chart:class="chart:bar" chart:style-name="ch1">
        <chart:title svg:x="6.892cm" svg:y="0.315cm" chart:style-name="ch2">
          <text:p>Histogram</text:p>
        </chart:title>
        <chart:legend chart:legend-position="end" svg:x="14.545cm" svg:y="4.191cm" style:legend-expansion="high" chart:style-name="ch3"/>
        <chart:plot-area chart:style-name="ch4" table:cell-range-address="'Air Particulate'.B6:'Air Particulate'.B26" chart:data-source-has-labels="row" svg:x="0.319cm" svg:y="1.273cm" svg:width="13.907cm" svg:height="7.529cm">
          <chartooo:coordinate-region svg:x="0.94cm" svg:y="1.472cm" svg:width="13.286cm" svg:height="6.68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Air Particulate'.B7:'Air Particulate'.B26" chart:label-cell-address="'Air Particulate'.B6:'Air Particulate'.B6" chart:class="chart:ba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</text:p>
                <draw:g>
                  <svg:desc>'Air Particulate'.B6:'Air Particulate'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ir Particulate'.B7:'Air Particulate'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2bf44" draw:fill-color="#72bf44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ed1c24" draw:fill-color="#ed1c2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8cm" svg:height="9.008cm" xlink:href=".." xlink:type="simple" chart:class="chart:line" chart:style-name="ch1">
        <chart:title svg:x="6.839cm" svg:y="0.316cm" chart:style-name="ch2">
          <text:p>Xbar Chart</text:p>
        </chart:title>
        <chart:legend chart:legend-position="end" svg:x="13.718cm" svg:y="3.458cm" style:legend-expansion="high" chart:style-name="ch3"/>
        <chart:plot-area chart:style-name="ch4" table:cell-range-address="'Air Particulate'.G6:'Air Particulate'.J32" chart:data-source-has-labels="row" svg:x="0.319cm" svg:y="1.275cm" svg:width="13.08cm" svg:height="7.553cm">
          <chartooo:coordinate-region svg:x="1.126cm" svg:y="1.475cm" svg:width="12.086cm" svg:height="6.70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Air Particulate'.G7:'Air Particulate'.G32" chart:label-cell-address="'Air Particulate'.G6:'Air Particulate'.G6" chart:class="chart:line">
            <chart:data-point chart:repeated="26"/>
          </chart:series>
          <chart:series chart:style-name="ch8" chart:values-cell-range-address="'Air Particulate'.H7:'Air Particulate'.H32" chart:label-cell-address="'Air Particulate'.H6:'Air Particulate'.H6" chart:class="chart:line">
            <chart:data-point chart:repeated="26"/>
          </chart:series>
          <chart:series chart:style-name="ch9" chart:values-cell-range-address="'Air Particulate'.I7:'Air Particulate'.I32" chart:label-cell-address="'Air Particulate'.I6:'Air Particulate'.I6" chart:class="chart:line">
            <chart:data-point chart:repeated="26"/>
          </chart:series>
          <chart:series chart:style-name="ch10" chart:values-cell-range-address="'Air Particulate'.J7:'Air Particulate'.J32" chart:label-cell-address="'Air Particulate'.J6:'Air Particulate'.J6" chart:class="chart:line"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bar_i</text:p>
                <draw:g>
                  <svg:desc>'Air Particulate'.G6:'Air Particulate'.G6</svg:desc>
                </draw:g>
              </table:table-cell>
              <table:table-cell office:value-type="string">
                <text:p>Mean</text:p>
                <draw:g>
                  <svg:desc>'Air Particulate'.H6:'Air Particulate'.H6</svg:desc>
                </draw:g>
              </table:table-cell>
              <table:table-cell office:value-type="string">
                <text:p>UCL</text:p>
                <draw:g>
                  <svg:desc>'Air Particulate'.I6:'Air Particulate'.I6</svg:desc>
                </draw:g>
              </table:table-cell>
              <table:table-cell office:value-type="string">
                <text:p>LCL</text:p>
                <draw:g>
                  <svg:desc>'Air Particulate'.J6:'Air Particulate'.J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1.25">
                <text:p>341.25</text:p>
                <draw:g>
                  <svg:desc>'Air Particulate'.G7:'Air Particulate'.G32</svg:desc>
                </draw:g>
              </table:table-cell>
              <table:table-cell office:value-type="float" office:value="390.092592592593">
                <text:p>390.092592592593</text:p>
                <draw:g>
                  <svg:desc>'Air Particulate'.H7:'Air Particulate'.H32</svg:desc>
                </draw:g>
              </table:table-cell>
              <table:table-cell office:value-type="float" office:value="520.772592592593">
                <text:p>520.772592592593</text:p>
                <draw:g>
                  <svg:desc>'Air Particulate'.I7:'Air Particulate'.I32</svg:desc>
                </draw:g>
              </table:table-cell>
              <table:table-cell office:value-type="float" office:value="259.412592592593">
                <text:p>259.412592592593</text:p>
                <draw:g>
                  <svg:desc>'Air Particulate'.J7:'Air Particulate'.J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0">
                <text:p>370</text:p>
              </table:table-cell>
              <table:table-cell office:value-type="float" office:value="390.092592592593">
                <text:p>390.092592592593</text:p>
              </table:table-cell>
              <table:table-cell office:value-type="float" office:value="520.772592592593">
                <text:p>520.772592592593</text:p>
              </table:table-cell>
              <table:table-cell office:value-type="float" office:value="259.412592592593">
                <text:p>259.4125925925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3.75">
                <text:p>433.75</text:p>
              </table:table-cell>
              <table:table-cell office:value-type="float" office:value="390.092592592593">
                <text:p>390.092592592593</text:p>
              </table:table-cell>
              <table:table-cell office:value-type="float" office:value="520.772592592593">
                <text:p>520.772592592593</text:p>
              </table:table-cell>
              <table:table-cell office:value-type="float" office:value="259.412592592593">
                <text:p>259.4125925925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7.5">
                <text:p>357.5</text:p>
              </table:table-cell>
              <table:table-cell office:value-type="float" office:value="390.092592592593">
                <text:p>390.092592592593</text:p>
              </table:table-cell>
              <table:table-cell office:value-type="float" office:value="520.772592592593">
                <text:p>520.772592592593</text:p>
              </table:table-cell>
              <table:table-cell office:value-type="float" office:value="259.412592592593">
                <text:p>259.4125925925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1.25">
                <text:p>391.25</text:p>
              </table:table-cell>
              <table:table-cell office:value-type="float" office:value="390.092592592593">
                <text:p>390.092592592593</text:p>
              </table:table-cell>
              <table:table-cell office:value-type="float" office:value="520.772592592593">
                <text:p>520.772592592593</text:p>
              </table:table-cell>
              <table:table-cell office:value-type="float" office:value="259.412592592593">
                <text:p>259.4125925925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6.25">
                <text:p>436.25</text:p>
              </table:table-cell>
              <table:table-cell office:value-type="float" office:value="390.092592592593">
                <text:p>390.092592592593</text:p>
              </table:table-cell>
              <table:table-cell office:value-type="float" office:value="520.772592592593">
                <text:p>520.772592592593</text:p>
              </table:table-cell>
              <table:table-cell office:value-type="float" office:value="259.412592592593">
                <text:p>259.4125925925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0">
                <text:p>360</text:p>
              </table:table-cell>
              <table:table-cell office:value-type="float" office:value="390.092592592593">
                <text:p>390.092592592593</text:p>
              </table:table-cell>
              <table:table-cell office:value-type="float" office:value="520.772592592593">
                <text:p>520.772592592593</text:p>
              </table:table-cell>
              <table:table-cell office:value-type="float" office:value="259.412592592593">
                <text:p>259.4125925925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7.5">
                <text:p>367.5</text:p>
              </table:table-cell>
              <table:table-cell office:value-type="float" office:value="390.092592592593">
                <text:p>390.092592592593</text:p>
              </table:table-cell>
              <table:table-cell office:value-type="float" office:value="520.772592592593">
                <text:p>520.772592592593</text:p>
              </table:table-cell>
              <table:table-cell office:value-type="float" office:value="259.412592592593">
                <text:p>259.412592592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8.75">
                <text:p>458.75</text:p>
              </table:table-cell>
              <table:table-cell office:value-type="float" office:value="390.092592592593">
                <text:p>390.092592592593</text:p>
              </table:table-cell>
              <table:table-cell office:value-type="float" office:value="520.772592592593">
                <text:p>520.772592592593</text:p>
              </table:table-cell>
              <table:table-cell office:value-type="float" office:value="259.412592592593">
                <text:p>259.4125925925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0">
                <text:p>340</text:p>
              </table:table-cell>
              <table:table-cell office:value-type="float" office:value="390.092592592593">
                <text:p>390.092592592593</text:p>
              </table:table-cell>
              <table:table-cell office:value-type="float" office:value="520.772592592593">
                <text:p>520.772592592593</text:p>
              </table:table-cell>
              <table:table-cell office:value-type="float" office:value="259.412592592593">
                <text:p>259.4125925925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6.25">
                <text:p>386.25</text:p>
              </table:table-cell>
              <table:table-cell office:value-type="float" office:value="390.092592592593">
                <text:p>390.092592592593</text:p>
              </table:table-cell>
              <table:table-cell office:value-type="float" office:value="520.772592592593">
                <text:p>520.772592592593</text:p>
              </table:table-cell>
              <table:table-cell office:value-type="float" office:value="259.412592592593">
                <text:p>259.4125925925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0">
                <text:p>450</text:p>
              </table:table-cell>
              <table:table-cell office:value-type="float" office:value="390.092592592593">
                <text:p>390.092592592593</text:p>
              </table:table-cell>
              <table:table-cell office:value-type="float" office:value="520.772592592593">
                <text:p>520.772592592593</text:p>
              </table:table-cell>
              <table:table-cell office:value-type="float" office:value="259.412592592593">
                <text:p>259.4125925925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2.5">
                <text:p>342.5</text:p>
              </table:table-cell>
              <table:table-cell office:value-type="float" office:value="390.092592592593">
                <text:p>390.092592592593</text:p>
              </table:table-cell>
              <table:table-cell office:value-type="float" office:value="520.772592592593">
                <text:p>520.772592592593</text:p>
              </table:table-cell>
              <table:table-cell office:value-type="float" office:value="259.412592592593">
                <text:p>259.4125925925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5">
                <text:p>405</text:p>
              </table:table-cell>
              <table:table-cell office:value-type="float" office:value="390.092592592593">
                <text:p>390.092592592593</text:p>
              </table:table-cell>
              <table:table-cell office:value-type="float" office:value="520.772592592593">
                <text:p>520.772592592593</text:p>
              </table:table-cell>
              <table:table-cell office:value-type="float" office:value="259.412592592593">
                <text:p>259.4125925925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2.5">
                <text:p>452.5</text:p>
              </table:table-cell>
              <table:table-cell office:value-type="float" office:value="390.092592592593">
                <text:p>390.092592592593</text:p>
              </table:table-cell>
              <table:table-cell office:value-type="float" office:value="520.772592592593">
                <text:p>520.772592592593</text:p>
              </table:table-cell>
              <table:table-cell office:value-type="float" office:value="259.412592592593">
                <text:p>259.4125925925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6.25">
                <text:p>366.25</text:p>
              </table:table-cell>
              <table:table-cell office:value-type="float" office:value="390.092592592593">
                <text:p>390.092592592593</text:p>
              </table:table-cell>
              <table:table-cell office:value-type="float" office:value="520.772592592593">
                <text:p>520.772592592593</text:p>
              </table:table-cell>
              <table:table-cell office:value-type="float" office:value="259.412592592593">
                <text:p>259.4125925925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7.5">
                <text:p>377.5</text:p>
              </table:table-cell>
              <table:table-cell office:value-type="float" office:value="390.092592592593">
                <text:p>390.092592592593</text:p>
              </table:table-cell>
              <table:table-cell office:value-type="float" office:value="520.772592592593">
                <text:p>520.772592592593</text:p>
              </table:table-cell>
              <table:table-cell office:value-type="float" office:value="259.412592592593">
                <text:p>259.4125925925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8.75">
                <text:p>448.75</text:p>
              </table:table-cell>
              <table:table-cell office:value-type="float" office:value="390.092592592593">
                <text:p>390.092592592593</text:p>
              </table:table-cell>
              <table:table-cell office:value-type="float" office:value="520.772592592593">
                <text:p>520.772592592593</text:p>
              </table:table-cell>
              <table:table-cell office:value-type="float" office:value="259.412592592593">
                <text:p>259.4125925925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8.75">
                <text:p>338.75</text:p>
              </table:table-cell>
              <table:table-cell office:value-type="float" office:value="390.092592592593">
                <text:p>390.092592592593</text:p>
              </table:table-cell>
              <table:table-cell office:value-type="float" office:value="520.772592592593">
                <text:p>520.772592592593</text:p>
              </table:table-cell>
              <table:table-cell office:value-type="float" office:value="259.412592592593">
                <text:p>259.4125925925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1.25">
                <text:p>381.25</text:p>
              </table:table-cell>
              <table:table-cell office:value-type="float" office:value="390.092592592593">
                <text:p>390.092592592593</text:p>
              </table:table-cell>
              <table:table-cell office:value-type="float" office:value="520.772592592593">
                <text:p>520.772592592593</text:p>
              </table:table-cell>
              <table:table-cell office:value-type="float" office:value="259.412592592593">
                <text:p>259.4125925925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7.5">
                <text:p>427.5</text:p>
              </table:table-cell>
              <table:table-cell office:value-type="float" office:value="390.092592592593">
                <text:p>390.092592592593</text:p>
              </table:table-cell>
              <table:table-cell office:value-type="float" office:value="520.772592592593">
                <text:p>520.772592592593</text:p>
              </table:table-cell>
              <table:table-cell office:value-type="float" office:value="259.412592592593">
                <text:p>259.4125925925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0">
                <text:p>350</text:p>
              </table:table-cell>
              <table:table-cell office:value-type="float" office:value="390.092592592593">
                <text:p>390.092592592593</text:p>
              </table:table-cell>
              <table:table-cell office:value-type="float" office:value="520.772592592593">
                <text:p>520.772592592593</text:p>
              </table:table-cell>
              <table:table-cell office:value-type="float" office:value="259.412592592593">
                <text:p>259.4125925925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3.75">
                <text:p>373.75</text:p>
              </table:table-cell>
              <table:table-cell office:value-type="float" office:value="390.092592592593">
                <text:p>390.092592592593</text:p>
              </table:table-cell>
              <table:table-cell office:value-type="float" office:value="520.772592592593">
                <text:p>520.772592592593</text:p>
              </table:table-cell>
              <table:table-cell office:value-type="float" office:value="259.412592592593">
                <text:p>259.4125925925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7.5">
                <text:p>417.5</text:p>
              </table:table-cell>
              <table:table-cell office:value-type="float" office:value="390.092592592593">
                <text:p>390.092592592593</text:p>
              </table:table-cell>
              <table:table-cell office:value-type="float" office:value="520.772592592593">
                <text:p>520.772592592593</text:p>
              </table:table-cell>
              <table:table-cell office:value-type="float" office:value="259.412592592593">
                <text:p>259.4125925925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0">
                <text:p>350</text:p>
              </table:table-cell>
              <table:table-cell office:value-type="float" office:value="390.092592592593">
                <text:p>390.092592592593</text:p>
              </table:table-cell>
              <table:table-cell office:value-type="float" office:value="520.772592592593">
                <text:p>520.772592592593</text:p>
              </table:table-cell>
              <table:table-cell office:value-type="float" office:value="259.412592592593">
                <text:p>259.4125925925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2.5">
                <text:p>382.5</text:p>
              </table:table-cell>
              <table:table-cell office:value-type="float" office:value="390.092592592593">
                <text:p>390.092592592593</text:p>
              </table:table-cell>
              <table:table-cell office:value-type="float" office:value="520.772592592593">
                <text:p>520.772592592593</text:p>
              </table:table-cell>
              <table:table-cell office:value-type="float" office:value="259.412592592593">
                <text:p>259.41259259259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math xmlns="http://www.w3.org/1998/Math/MathML" display="block">
  <semantics>
    <mrow>
      <mover accent="true">
        <msub>
          <mi>C</mi>
          <mi>p</mi>
        </msub>
        <mo stretchy="false">^</mo>
      </mover>
      <mo stretchy="false">=</mo>
      <mfrac>
        <mrow>
          <mi mathvariant="italic">USL</mi>
          <mo stretchy="false">−</mo>
          <mi mathvariant="italic">LSL</mi>
        </mrow>
        <mrow>
          <mn>6</mn>
          <mover accent="true">
            <mi>σ</mi>
            <mo stretchy="false">^</mo>
          </mover>
        </mrow>
      </mfrac>
    </mrow>
    <annotation encoding="StarMath 5.0">hat C_p = { USL-LSL } over { 6 hat %sigma }</annotation>
  </semantics>
</math>
</file>

<file path=Object 3/content.xml><?xml version="1.0" encoding="utf-8"?>
<math xmlns="http://www.w3.org/1998/Math/MathML" display="block">
  <semantics>
    <mrow>
      <mover accent="true">
        <msub>
          <mi>C</mi>
          <mi mathvariant="italic">pk</mi>
        </msub>
        <mo stretchy="false">^</mo>
      </mover>
      <mo stretchy="false">=</mo>
      <mfrac>
        <mrow>
          <mi mathvariant="italic">min</mi>
          <mrow>
            <mo fence="true" stretchy="false">(</mo>
            <mrow>
              <mrow>
                <mrow>
                  <mi mathvariant="italic">LSL</mi>
                  <mo stretchy="false">−</mo>
                  <mi>μ</mi>
                </mrow>
                <mi>,</mi>
                <mrow>
                  <mi mathvariant="italic">USL</mi>
                  <mo stretchy="false">−</mo>
                  <mi>μ</mi>
                </mrow>
              </mrow>
            </mrow>
            <mo fence="true" stretchy="false">)</mo>
          </mrow>
        </mrow>
        <mrow>
          <mn>3</mn>
          <mover accent="true">
            <mi>σ</mi>
            <mo stretchy="false">^</mo>
          </mover>
        </mrow>
      </mfrac>
    </mrow>
    <annotation encoding="StarMath 5.0">hat C_pk = { min(LSL-%mu, USL-%mu) } over { 3 hat %sigma}</annotation>
  </semantics>
</math>
</file>

<file path=Object 4/content.xml><?xml version="1.0" encoding="utf-8"?>
<math xmlns="http://www.w3.org/1998/Math/MathML" display="block">
  <semantics>
    <mrow>
      <mover accent="true">
        <msub>
          <mi>C</mi>
          <mi>p</mi>
        </msub>
        <mo stretchy="false">^</mo>
      </mover>
      <mo stretchy="false">=</mo>
      <mfrac>
        <mrow>
          <mi mathvariant="italic">USL</mi>
          <mo stretchy="false">−</mo>
          <mi mathvariant="italic">LSL</mi>
        </mrow>
        <mrow>
          <mn>6</mn>
          <mover accent="true">
            <mi>σ</mi>
            <mo stretchy="false">^</mo>
          </mover>
        </mrow>
      </mfrac>
    </mrow>
    <annotation encoding="StarMath 5.0">hat C_p = { USL-LSL } over { 6 hat %sigma }</annotation>
  </semantics>
</math>
</file>

<file path=Object 5/content.xml><?xml version="1.0" encoding="utf-8"?>
<math xmlns="http://www.w3.org/1998/Math/MathML" display="block">
  <semantics>
    <mrow>
      <mover accent="true">
        <msub>
          <mi>C</mi>
          <mi mathvariant="italic">pk</mi>
        </msub>
        <mo stretchy="false">^</mo>
      </mover>
      <mo stretchy="false">=</mo>
      <mfrac>
        <mrow>
          <mi mathvariant="italic">min</mi>
          <mrow>
            <mo fence="true" stretchy="false">(</mo>
            <mrow>
              <mrow>
                <mrow>
                  <mi mathvariant="italic">LSL</mi>
                  <mo stretchy="false">−</mo>
                  <mi>μ</mi>
                </mrow>
                <mi>,</mi>
                <mrow>
                  <mi mathvariant="italic">USL</mi>
                  <mo stretchy="false">−</mo>
                  <mi>μ</mi>
                </mrow>
              </mrow>
            </mrow>
            <mo fence="true" stretchy="false">)</mo>
          </mrow>
        </mrow>
        <mrow>
          <mn>3</mn>
          <mover accent="true">
            <mi>σ</mi>
            <mo stretchy="false">^</mo>
          </mover>
        </mrow>
      </mfrac>
    </mrow>
    <annotation encoding="StarMath 5.0">hat C_pk = { min(LSL-%mu, USL-%mu) } over { 3 hat %sigma}</annotation>
  </semantics>
</math>
</file>

<file path=Object 6/content.xml><?xml version="1.0" encoding="utf-8"?>
<math xmlns="http://www.w3.org/1998/Math/MathML" display="block">
  <semantics>
    <mrow>
      <mover accent="true">
        <mi>σ</mi>
        <mo stretchy="false">^</mo>
      </mover>
      <mo stretchy="false">=</mo>
      <mfrac>
        <mover accent="true">
          <mi>R</mi>
          <mo stretchy="false">¯</mo>
        </mover>
        <msub>
          <mi>d</mi>
          <mn>2</mn>
        </msub>
      </mfrac>
    </mrow>
    <annotation encoding="StarMath 5.0">hat %sigma = {bar R} over {d_2}</annotation>
  </semantics>
</math>
</file>

<file path=Object 7/content.xml><?xml version="1.0" encoding="utf-8"?>
<math xmlns="http://www.w3.org/1998/Math/MathML" display="block">
  <semantics>
    <mrow>
      <mover accent="true">
        <msub>
          <mi>C</mi>
          <mi>p</mi>
        </msub>
        <mo stretchy="false">^</mo>
      </mover>
      <mo stretchy="false">=</mo>
      <mfrac>
        <mrow>
          <mi mathvariant="italic">USL</mi>
          <mo stretchy="false">−</mo>
          <mi mathvariant="italic">LSL</mi>
        </mrow>
        <mrow>
          <mn>6</mn>
          <mover accent="true">
            <mi>σ</mi>
            <mo stretchy="false">^</mo>
          </mover>
        </mrow>
      </mfrac>
    </mrow>
    <annotation encoding="StarMath 5.0">hat C_p = { USL-LSL } over { 6 hat %sigma }</annotation>
  </semantics>
</math>
</file>

<file path=Object 8/content.xml><?xml version="1.0" encoding="utf-8"?>
<math xmlns="http://www.w3.org/1998/Math/MathML" display="block">
  <semantics>
    <mrow>
      <mover accent="true">
        <msub>
          <mi>C</mi>
          <mi mathvariant="italic">pk</mi>
        </msub>
        <mo stretchy="false">^</mo>
      </mover>
      <mo stretchy="false">=</mo>
      <mfrac>
        <mrow>
          <mi mathvariant="italic">min</mi>
          <mrow>
            <mo fence="true" stretchy="false">(</mo>
            <mrow>
              <mrow>
                <mrow>
                  <mi mathvariant="italic">LSL</mi>
                  <mo stretchy="false">−</mo>
                  <mi>μ</mi>
                </mrow>
                <mi>,</mi>
                <mrow>
                  <mi mathvariant="italic">USL</mi>
                  <mo stretchy="false">−</mo>
                  <mi>μ</mi>
                </mrow>
              </mrow>
            </mrow>
            <mo fence="true" stretchy="false">)</mo>
          </mrow>
        </mrow>
        <mrow>
          <mn>3</mn>
          <mover accent="true">
            <mi>σ</mi>
            <mo stretchy="false">^</mo>
          </mover>
        </mrow>
      </mfrac>
    </mrow>
    <annotation encoding="StarMath 5.0">hat C_pk = { min(LSL-%mu, USL-%mu) } over { 3 hat %sigma}</annotation>
  </semantics>
</math>
</file>

<file path=Object 9/content.xml><?xml version="1.0" encoding="utf-8"?>
<math xmlns="http://www.w3.org/1998/Math/MathML" display="block">
  <semantics>
    <mrow>
      <mover accent="true">
        <mi>σ</mi>
        <mo stretchy="false">^</mo>
      </mover>
      <mo stretchy="false">=</mo>
      <mfrac>
        <mover accent="true">
          <mi>R</mi>
          <mo stretchy="false">¯</mo>
        </mover>
        <msub>
          <mi>d</mi>
          <mn>2</mn>
        </msub>
      </mfrac>
    </mrow>
    <annotation encoding="StarMath 5.0">hat %sigma = {bar R} over {d_2}</annotation>
  </semantics>
</math>
</file>